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198cm" fo:margin-left="0cm" table:align="left"/>
    </style:style>
    <style:style style:name="Таблица1.A" style:family="table-column">
      <style:table-column-properties style:column-width="1.887cm"/>
    </style:style>
    <style:style style:name="Таблица1.B" style:family="table-column">
      <style:table-column-properties style:column-width="1.889cm"/>
    </style:style>
    <style:style style:name="Таблица1.C" style:family="table-column">
      <style:table-column-properties style:column-width="2.415cm"/>
    </style:style>
    <style:style style:name="Таблица1.D" style:family="table-column">
      <style:table-column-properties style:column-width="2.011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1.588cm"/>
    </style:style>
    <style:style style:name="Таблица1.H" style:family="table-column">
      <style:table-column-properties style:column-width="1.799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I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e8e4d" officeooo:paragraph-rsid="000e8e4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e8e4d" officeooo:paragraph-rsid="000e8e4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e8e4d" officeooo:paragraph-rsid="00107b8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7b8a" officeooo:paragraph-rsid="00107b8a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1ceaa" officeooo:paragraph-rsid="0011cea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2ae32" officeooo:paragraph-rsid="0012ae3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16da80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6da80" officeooo:paragraph-rsid="0016da8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a6a8c" officeooo:paragraph-rsid="001a6a8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6da80" officeooo:paragraph-rsid="0016da8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a6a8c" officeooo:paragraph-rsid="001a6a8c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a6a8c" officeooo:paragraph-rsid="001a6a8c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officeooo:paragraph-rsid="00131b07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131b07" officeooo:paragraph-rsid="00131b07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4a137" officeooo:paragraph-rsid="0014a13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16da80" officeooo:paragraph-rsid="0016da80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font-name="Liberation Serif" fo:font-size="12pt" officeooo:rsid="0010dcee" officeooo:paragraph-rsid="0010dcee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Liberation Serif" fo:font-size="12pt" officeooo:rsid="0011ceaa" officeooo:paragraph-rsid="0011ceaa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Liberation Serif" fo:font-size="12pt" officeooo:rsid="0012ae32" officeooo:paragraph-rsid="0012ae32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" fo:font-size="12pt" officeooo:rsid="00131b07" officeooo:paragraph-rsid="00131b07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Liberation Serif" fo:font-size="12pt" officeooo:rsid="0015ef87" officeooo:paragraph-rsid="0015ef87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Liberation Serif" fo:font-size="12pt" officeooo:rsid="0016da80" officeooo:paragraph-rsid="0016da80" style:font-size-asian="12pt" style:font-size-complex="12pt"/>
    </style:style>
    <style:style style:name="P24" style:family="paragraph" style:parent-style-name="Preformatted_20_Text">
      <style:paragraph-properties fo:text-align="justify" style:justify-single-word="false"/>
      <style:text-properties fo:font-size="14pt" fo:font-weight="bold" officeooo:rsid="0016da80" officeooo:paragraph-rsid="0016da80" style:font-size-asian="14pt" style:font-weight-asian="bold" style:font-size-complex="14pt" style:font-weight-complex="bold"/>
    </style:style>
    <style:style style:name="P2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8000"/>
    </style:style>
    <style:style style:name="P2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a6a8c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ab459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c0c0c0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ab459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0e8e4d" officeooo:paragraph-rsid="000e8e4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07b8a" officeooo:paragraph-rsid="00107b8a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0dcee" officeooo:paragraph-rsid="00107b8a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font-weight="bold" officeooo:rsid="001a6a8c" officeooo:paragraph-rsid="0016da80" style:font-size-asian="14pt" style:font-weight-asian="bold" style:font-size-complex="14pt" style:font-weight-complex="bold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officeooo:rsid="001a6a8c" officeooo:paragraph-rsid="001a6a8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7b8a" style:font-weight-asian="normal" style:font-weight-complex="normal"/>
    </style:style>
    <style:style style:name="T3" style:family="text">
      <style:text-properties style:font-name="Liberation Serif" fo:font-weight="normal" officeooo:rsid="00131b07" style:font-weight-asian="normal" style:font-weight-complex="normal"/>
    </style:style>
    <style:style style:name="T4" style:family="text">
      <style:text-properties officeooo:rsid="0012ae32"/>
    </style:style>
    <style:style style:name="T5" style:family="text">
      <style:text-properties officeooo:rsid="0015ef87"/>
    </style:style>
    <style:style style:name="T6" style:family="text">
      <style:text-properties fo:color="#000080"/>
    </style:style>
    <style:style style:name="T7" style:family="text">
      <style:text-properties fo:color="#c0c0c0"/>
    </style:style>
    <style:style style:name="T8" style:family="text">
      <style:text-properties fo:color="#008000"/>
    </style:style>
    <style:style style:name="T9" style:family="text">
      <style:text-properties fo:color="#808000"/>
    </style:style>
    <style:style style:name="T10" style:family="text">
      <style:text-properties fo:color="#800080"/>
    </style:style>
    <style:style style:name="T11" style:family="text">
      <style:text-properties fo:color="#000000"/>
    </style:style>
    <style:style style:name="T12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ЛАБОРАТОРНАЯ РАБОТА №2</text:p>
      <text:p text:style-name="P1">ЛЕКСИЧЕСКИЙ АНАЛИЗАТОР . ПРОЕКТИРОВАНИЕ КОНЕЧНОГО АВТОМАТА ДЛЯ РАБОТЫ С МАТРИЦЕЙ ПЕРЕХОДОВ СОСТОЯНИЙ</text:p>
      <text:p text:style-name="P1"/>
      <text:p text:style-name="P2"><text:tab/>Цель работы:<text:span text:style-name="T1"> Изучить принципы лексического анализа на основе использования теории конечных автоматов (КА). Разработать программную модель КА на основе матрицы переходов состояний.</text:span></text:p>
      <text:p text:style-name="P2"/>
      <text:p text:style-name="P2"><text:tab/>2.1 Краткие теоретические сведения</text:p>
      <text:p text:style-name="P2"/>
      <text:p text:style-name="P2"><text:tab/><text:span text:style-name="T1">Лексический анализатор представляет собой первую фазу транслятора. Его основная задача состоит в чтении новых символов и выдаче последовательности лексем, используемых синтаксическим анализатором в своей работе. </text:span></text:p>
      <text:p text:style-name="P34"><text:tab/>На этапе лексического анализа уменьшается длина исходной программы путем устранения несущественных пробелов и комментариев, из исходного текста программы выделяются лексические единицы языка, и заменяются кодами. Выбор конструкций, которые будут выделяться как отдельные лексемы, зависит от языка и от точки зрения разработчиков транслятора. Обычно принято выделять следующие типы лексем: </text:p>
      <text:p text:style-name="P34"><text:tab/>• служебные слова; </text:p>
      <text:p text:style-name="P34"><text:tab/>• ограничители или разделители; </text:p>
      <text:p text:style-name="P34"><text:tab/>• литералы или константы; </text:p>
      <text:p text:style-name="P34"><text:tab/>• идентификаторы. </text:p>
      <text:p text:style-name="P34"><text:tab/>Каждой лексеме сопоставляется пара (тип лексемы, указатель на информацию о ней). Эту пару тоже называют лексемой. Программу, которая выполняет лексический анализ, называется лексический анализатор. <text:tab/>Лексический анализатор состоит из набора сканеров, каждый из которых выделяет из входной строки лексему определенного типа (сканер, выделяющий идентификаторы; сканер, выделяющий десятичные константы и т.п.).</text:p>
      <text:p text:style-name="P3"><text:span text:style-name="T1"><text:tab/></text:span><text:span text:style-name="T2">Точный перечень лексем, которые необходимо распознавать, зависит от языка программирования и от грамматики, используемой для его описания. <text:tab/>Например, для языка PASCAL лексемами являются: </text:span></text:p>
      <text:p text:style-name="P35">PROGRAM, INTEGER, REAL, VAR, DO, READ, :=, и т.д. </text:p>
      <text:p text:style-name="P35"><text:tab/>Лексический анализатор, пользуясь набором сканеров, преобразует исходный текст программы во внутреннее представление и помещает определенную информацию в специальные таблицы.</text:p>
      <text:p text:style-name="P35"><text:tab/>Каждая лексема обычно представляется парой чисел: кодом таблицы и спецификатором. Спецификатор задает номер строки в таблице, куда занесена лексема. Это позволяет избежать дополнительного поиска по таблицам на последующих этапах трансляции.</text:p>
      <text:p text:style-name="P35"><text:tab/>В дополнение к своей основной функции – распознавание лексем – лексический анализатор также выполняет чтение строк исходной программы из файла и печать листинга исходной программы. </text:p>
      <text:p text:style-name="P4"/>
      <text:p text:style-name="P36"><text:soft-page-break/><text:tab/>2.2 Матрица переходов конечного автомата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H" table:number-columns-repeated="2"/>
        <table:table-row>
          <table:table-cell table:style-name="Таблица1.A1" office:value-type="string">
            <text:p text:style-name="P17">Вход</text:p>
          </table:table-cell>
          <table:table-cell table:style-name="Таблица1.A1" table:number-rows-spanned="2" office:value-type="string">
            <text:p text:style-name="P17">CHAR</text:p>
          </table:table-cell>
          <table:table-cell table:style-name="Таблица1.A1" table:number-rows-spanned="2" office:value-type="string">
            <text:p text:style-name="P17">NUMBER</text:p>
          </table:table-cell>
          <table:table-cell table:style-name="Таблица1.A1" table:number-rows-spanned="2" office:value-type="string">
            <text:p text:style-name="P17">SPACE</text:p>
          </table:table-cell>
          <table:table-cell table:style-name="Таблица1.A1" table:number-rows-spanned="2" office:value-type="string">
            <text:p text:style-name="P17">{</text:p>
          </table:table-cell>
          <table:table-cell table:style-name="Таблица1.A1" table:number-rows-spanned="2" office:value-type="string">
            <text:p text:style-name="P17">}</text:p>
          </table:table-cell>
          <table:table-cell table:style-name="Таблица1.A1" table:number-rows-spanned="2" office:value-type="string">
            <text:p text:style-name="P17">DELIM</text:p>
          </table:table-cell>
          <table:table-cell table:style-name="Таблица1.A1" table:number-rows-spanned="2" office:value-type="string">
            <text:p text:style-name="P17">COLON</text:p>
          </table:table-cell>
          <table:table-cell table:style-name="Таблица1.I1" table:number-rows-spanned="2" office:value-type="string">
            <text:p text:style-name="P17">OTHER</text:p>
          </table:table-cell>
        </table:table-row>
        <table:table-row>
          <table:table-cell table:style-name="Таблица1.A2" office:value-type="string">
            <text:p text:style-name="P17">Состоя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17">S</text:p>
          </table:table-cell>
          <table:table-cell table:style-name="Таблица1.A2" office:value-type="string">
            <text:p text:style-name="P19">ID, F1</text:p>
          </table:table-cell>
          <table:table-cell table:style-name="Таблица1.A2" office:value-type="string">
            <text:p text:style-name="P20">NUM, F2</text:p>
          </table:table-cell>
          <table:table-cell table:style-name="Таблица1.A2" office:value-type="string">
            <text:p text:style-name="P20">S, F3</text:p>
          </table:table-cell>
          <table:table-cell table:style-name="Таблица1.A2" office:value-type="string">
            <text:p text:style-name="P21">COM, F3</text:p>
          </table:table-cell>
          <table:table-cell table:style-name="Таблица1.A2" office:value-type="string">
            <text:p text:style-name="P21">ERR,F4</text:p>
          </table:table-cell>
          <table:table-cell table:style-name="Таблица1.A2" office:value-type="string">
            <text:p text:style-name="P21">S, F5</text:p>
          </table:table-cell>
          <table:table-cell table:style-name="Таблица1.A2" office:value-type="string">
            <text:p text:style-name="P21">ASS, F3</text:p>
          </table:table-cell>
          <table:table-cell table:style-name="Таблица1.I3" office:value-type="string">
            <text:p text:style-name="P21">ERR, F7</text:p>
          </table:table-cell>
        </table:table-row>
        <table:table-row>
          <table:table-cell table:style-name="Таблица1.A2" office:value-type="string">
            <text:p text:style-name="P17">ID</text:p>
          </table:table-cell>
          <table:table-cell table:style-name="Таблица1.A2" office:value-type="string">
            <text:p text:style-name="P19">ID, F1</text:p>
          </table:table-cell>
          <table:table-cell table:style-name="Таблица1.A2" office:value-type="string">
            <text:p text:style-name="P19">ID, F1</text:p>
          </table:table-cell>
          <table:table-cell table:style-name="Таблица1.A2" office:value-type="string">
            <text:p text:style-name="P22">S, F6</text:p>
          </table:table-cell>
          <table:table-cell table:style-name="Таблица1.A2" office:value-type="string">
            <text:p text:style-name="P23">COM, F3</text:p>
          </table:table-cell>
          <table:table-cell table:style-name="Таблица1.A2" office:value-type="string">
            <text:p text:style-name="P23">ERR,F4 </text:p>
          </table:table-cell>
          <table:table-cell table:style-name="Таблица1.A2" office:value-type="string">
            <text:p text:style-name="P18">ID, F8</text:p>
          </table:table-cell>
          <table:table-cell table:style-name="Таблица1.A2" office:value-type="string">
            <text:p text:style-name="P18">ASS, F6</text:p>
          </table:table-cell>
          <table:table-cell table:style-name="Таблица1.I3" office:value-type="string">
            <text:p text:style-name="P21">ERR, F7</text:p>
          </table:table-cell>
        </table:table-row>
        <table:table-row>
          <table:table-cell table:style-name="Таблица1.A2" office:value-type="string">
            <text:p text:style-name="P17">NUM</text:p>
          </table:table-cell>
          <table:table-cell table:style-name="Таблица1.A2" office:value-type="string">
            <text:p text:style-name="P18">ERR,</text:p>
          </table:table-cell>
          <table:table-cell table:style-name="Таблица1.A2" office:value-type="string">
            <text:p text:style-name="P18">NUM, F2</text:p>
          </table:table-cell>
          <table:table-cell table:style-name="Таблица1.A2" office:value-type="string">
            <text:p text:style-name="P18">S, F10</text:p>
          </table:table-cell>
          <table:table-cell table:style-name="Таблица1.A2" office:value-type="string">
            <text:p text:style-name="P23">COM, F3</text:p>
          </table:table-cell>
          <table:table-cell table:style-name="Таблица1.A2" office:value-type="string">
            <text:p text:style-name="P23">ERR,F4</text:p>
          </table:table-cell>
          <table:table-cell table:style-name="Таблица1.A2" office:value-type="string">
            <text:p text:style-name="P18">S, F11</text:p>
          </table:table-cell>
          <table:table-cell table:style-name="Таблица1.A2" office:value-type="string">
            <text:p text:style-name="P18">ASS,F10</text:p>
          </table:table-cell>
          <table:table-cell table:style-name="Таблица1.I3" office:value-type="string">
            <text:p text:style-name="P21">ERR, F7</text:p>
          </table:table-cell>
        </table:table-row>
        <table:table-row>
          <table:table-cell table:style-name="Таблица1.A2" office:value-type="string">
            <text:p text:style-name="P17">COM</text:p>
          </table:table-cell>
          <table:table-cell table:style-name="Таблица1.A2" office:value-type="string">
            <text:p text:style-name="P20">COM,F3</text:p>
          </table:table-cell>
          <table:table-cell table:style-name="Таблица1.A2" office:value-type="string">
            <text:p text:style-name="P20">COM,F3</text:p>
          </table:table-cell>
          <table:table-cell table:style-name="Таблица1.A2" office:value-type="string">
            <text:p text:style-name="P20">COM,F3</text:p>
          </table:table-cell>
          <table:table-cell table:style-name="Таблица1.A2" office:value-type="string">
            <text:p text:style-name="P20">COM,F3</text:p>
          </table:table-cell>
          <table:table-cell table:style-name="Таблица1.A2" office:value-type="string">
            <text:p text:style-name="P20">S,F3</text:p>
          </table:table-cell>
          <table:table-cell table:style-name="Таблица1.A2" office:value-type="string">
            <text:p text:style-name="P20">COM,F</text:p>
          </table:table-cell>
          <table:table-cell table:style-name="Таблица1.A2" office:value-type="string">
            <text:p text:style-name="P20">COM,F3</text:p>
          </table:table-cell>
          <table:table-cell table:style-name="Таблица1.I3" office:value-type="string">
            <text:p text:style-name="P20">COM,F3</text:p>
          </table:table-cell>
        </table:table-row>
        <table:table-row>
          <table:table-cell table:style-name="Таблица1.A2" office:value-type="string">
            <text:p text:style-name="P17">ERR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I3" office:value-type="string">
            <text:p text:style-name="P18">-</text:p>
          </table:table-cell>
        </table:table-row>
        <table:table-row>
          <table:table-cell table:style-name="Таблица1.A2" office:value-type="string">
            <text:p text:style-name="P17">ASS</text:p>
          </table:table-cell>
          <table:table-cell table:style-name="Таблица1.A2" office:value-type="string">
            <text:p text:style-name="P18">ID, F12</text:p>
          </table:table-cell>
          <table:table-cell table:style-name="Таблица1.A2" office:value-type="string">
            <text:p text:style-name="P18">ERR, F13</text:p>
          </table:table-cell>
          <table:table-cell table:style-name="Таблица1.A2" office:value-type="string">
            <text:p text:style-name="P18">S, F14</text:p>
          </table:table-cell>
          <table:table-cell table:style-name="Таблица1.A2" office:value-type="string">
            <text:p text:style-name="P23">ERR, </text:p>
          </table:table-cell>
          <table:table-cell table:style-name="Таблица1.A2" office:value-type="string">
            <text:p text:style-name="P23">ERR,F4</text:p>
          </table:table-cell>
          <table:table-cell table:style-name="Таблица1.A2" office:value-type="string">
            <text:p text:style-name="P18">S, 15</text:p>
          </table:table-cell>
          <table:table-cell table:style-name="Таблица1.A2" office:value-type="string">
            <text:p text:style-name="P18">ERR,F16</text:p>
          </table:table-cell>
          <table:table-cell table:style-name="Таблица1.I3" office:value-type="string">
            <text:p text:style-name="P21">ERR, F7</text:p>
          </table:table-cell>
        </table:table-row>
        <table:table-row>
          <table:table-cell table:style-name="Таблица1.A2" office:value-type="string">
            <text:p text:style-name="P17">FINISH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A2" office:value-type="string">
            <text:p text:style-name="P18">-</text:p>
          </table:table-cell>
          <table:table-cell table:style-name="Таблица1.I3" office:value-type="string">
            <text:p text:style-name="P18">-</text:p>
          </table:table-cell>
        </table:table-row>
      </table:table>
      <text:p text:style-name="P4"/>
      <text:p text:style-name="P5">F1 – append_symbol;</text:p>
      <text:p text:style-name="P5">F2 – <text:span text:style-name="T4">got_number;</text:span></text:p>
      <text:p text:style-name="P6">F3 – do_nothing;</text:p>
      <text:p text:style-name="P13"><text:span text:style-name="T3">F4 – </text:span>got_closing_bracket_err</text:p>
      <text:p text:style-name="P14">F5 – got_delim_at_start;</text:p>
      <text:p text:style-name="P14">F6 – <text:span text:style-name="T5">got_identifier;</text:span></text:p>
      <text:p text:style-name="P15">F7 – got_other;</text:p>
      <text:p text:style-name="P16">F8 – got_delim_after_id;</text:p>
      <text:p text:style-name="P16">F9 – got_char_at_num;</text:p>
      <text:p text:style-name="P16">F10 – make_number;</text:p>
      <text:p text:style-name="P16">F11 – got_delim_after_number;</text:p>
      <text:p text:style-name="P16">F12 – got_char_after_colon;</text:p>
      <text:p text:style-name="P16">F13 – got_number_after_colon;</text:p>
      <text:p text:style-name="P16">F14 – got_colon;</text:p>
      <text:p text:style-name="P16">F15 – got_delim_after_colon;</text:p>
      <text:p text:style-name="P16">F16 – got_colon_after_colon;</text:p>
      <text:p text:style-name="P10"/>
      <text:p text:style-name="P8"><text:tab/>2.3 Текст программы</text:p>
      <text:p text:style-name="P7"/>
      <text:p text:style-name="P30"><text:span text:style-name="T9">using</text:span><text:span text:style-name="T7"> </text:span><text:span text:style-name="T9">namespace</text:span><text:span text:style-name="T7"> </text:span><text:span text:style-name="T10">rapidxml</text:span><text:span text:style-name="T11">;</text:span></text:p>
      <text:p text:style-name="P25"><text:span text:style-name="T9">using</text:span><text:span text:style-name="T7"> </text:span><text:span text:style-name="T9">namespace</text:span><text:span text:style-name="T7"> </text:span><text:span text:style-name="T10">boost</text:span><text:span text:style-name="T11">::</text:span><text:span text:style-name="T10">numeric</text:span><text:span text:style-name="T11">::</text:span><text:span text:style-name="T10">ublas</text:span><text:span text:style-name="T11">;</text:span></text:p>
      <text:p text:style-name="P30"><text:span text:style-name="T9">enum</text:span><text:span text:style-name="T7"> </text:span><text:span text:style-name="T10">state</text:span><text:span text:style-name="T7"> </text:span><text:span text:style-name="T11">{</text:span><text:span text:style-name="T10">S</text:span><text:span text:style-name="T11">,</text:span><text:span text:style-name="T7"> </text:span><text:span text:style-name="T10">ID</text:span><text:span text:style-name="T11">,</text:span><text:span text:style-name="T7"> </text:span><text:span text:style-name="T10">NUM</text:span><text:span text:style-name="T11">,</text:span><text:span text:style-name="T7"> </text:span><text:span text:style-name="T10">COMMENT</text:span><text:span text:style-name="T11">,</text:span><text:span text:style-name="T7"> </text:span><text:span text:style-name="T10">ERR</text:span><text:span text:style-name="T11">,</text:span><text:span text:style-name="T7"> </text:span><text:span text:style-name="T10">ASSIGN</text:span><text:span text:style-name="T11">,</text:span><text:span text:style-name="T7"> </text:span><text:span text:style-name="T10">FIN</text:span><text:span text:style-name="T11">};</text:span></text:p>
      <text:p text:style-name="P25"><text:span text:style-name="T9">enum</text:span><text:span text:style-name="T7"> </text:span><text:span text:style-name="T10">input</text:span><text:span text:style-name="T7"> </text:span><text:span text:style-name="T11">{</text:span><text:span text:style-name="T10">CHAR</text:span><text:span text:style-name="T11">,</text:span><text:span text:style-name="T7"> </text:span><text:span text:style-name="T10">NUMBER</text:span><text:span text:style-name="T11">,</text:span><text:span text:style-name="T7"> </text:span><text:span text:style-name="T10">SPACE</text:span><text:span text:style-name="T11">,</text:span><text:span text:style-name="T7"> </text:span><text:span text:style-name="T10">O_BRACKET</text:span><text:span text:style-name="T11">,</text:span><text:span text:style-name="T7"> </text:span><text:span text:style-name="T10">C_BRACKET</text:span><text:span text:style-name="T11">,</text:span><text:span text:style-name="T7"> </text:span><text:span text:style-name="T10">COLON</text:span><text:span text:style-name="T11">,</text:span><text:span text:style-name="T7"> </text:span><text:span text:style-name="T8">/*EQ,*/</text:span><text:span text:style-name="T7"> </text:span><text:span text:style-name="T8">/*END,*/</text:span><text:span text:style-name="T7"> </text:span><text:span text:style-name="T10">OTHER</text:span><text:span text:style-name="T11">,</text:span><text:span text:style-name="T7"> </text:span><text:span text:style-name="T10">DELIM</text:span><text:span text:style-name="T11">};</text:span></text:p>
      <text:p text:style-name="P30"><text:span text:style-name="T9">class</text:span><text:span text:style-name="T7"> </text:span><text:span text:style-name="T10">LexicalAnalyzer</text:span></text:p>
      <text:p text:style-name="P26">{</text:p>
      <text:p text:style-name="P25"><text:span text:style-name="T7"><text:s text:c="4"/></text:span><text:span text:style-name="T9">typedef</text:span><text:span text:style-name="T7"> </text:span><text:span text:style-name="T9">bool</text:span><text:span text:style-name="T7"> </text:span><text:span text:style-name="T11">(</text:span><text:span text:style-name="T10">LexicalAnalyzer</text:span><text:span text:style-name="T11">::*</text:span><text:span text:style-name="T10">transition_action</text:span><text:span text:style-name="T11">)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struct</text:span><text:span text:style-name="T7"> </text:span><text:span text:style-name="T10">Transition</text:span><text:span text:style-name="T7"> </text:span><text:span text:style-name="T11">{</text:span></text:p>
      <text:p text:style-name="P30"><text:span text:style-name="T7"><text:s text:c="8"/></text:span><text:span text:style-name="T10">state</text:span><text:span text:style-name="T7"> </text:span><text:span text:style-name="T12">next_state</text:span><text:span text:style-name="T11">;</text:span></text:p>
      <text:p text:style-name="P30"><text:span text:style-name="T7"><text:s text:c="8"/></text:span><text:span text:style-name="T10">transition_action</text:span><text:span text:style-name="T7"> </text:span><text:span text:style-name="T12">action</text:span><text:span text:style-name="T11">;</text:span></text:p>
      <text:p text:style-name="P25"><text:span text:style-name="T7"><text:s text:c="4"/></text:span><text:span text:style-name="T11">};</text:span></text:p>
      <text:p text:style-name="P30"><text:span text:style-name="T9">public</text:span><text:span text:style-name="T11">:</text:span></text:p>
      <text:p text:style-name="P30"><text:soft-page-break/><text:span text:style-name="T7"><text:s text:c="4"/></text:span><text:span text:style-name="T10">LexicalAnalyzer</text:span><text:span text:style-name="T11">(</text:span><text:span text:style-name="T8">/*std::string</text:span><text:span text:style-name="T7"> </text:span><text:span text:style-name="T8">efile,</text:span><text:span text:style-name="T7"> </text:span><text:span text:style-name="T8">*/</text:span><text:span text:style-name="T10">std</text:span><text:span text:style-name="T11">::</text:span><text:span text:style-name="T10">string</text:span><text:span text:style-name="T7"> </text:span>conf_file<text:span text:style-name="T11">);</text:span></text:p>
      <text:p text:style-name="P30"><text:span text:style-name="T7"><text:s text:c="4"/></text:span><text:span text:style-name="T9">void</text:span><text:span text:style-name="T7"> </text:span><text:span text:style-name="T11">do_lexical_analysis(</text:span><text:span text:style-name="T10">std</text:span><text:span text:style-name="T11">::</text:span><text:span text:style-name="T10">string</text:span><text:span text:style-name="T7"> </text:span>ifile<text:span text:style-name="T11">,</text:span><text:span text:style-name="T7"> </text:span><text:span text:style-name="T10">std</text:span><text:span text:style-name="T11">::</text:span><text:span text:style-name="T10">string</text:span><text:span text:style-name="T7"> </text:span>ofile<text:span text:style-name="T11">,</text:span><text:span text:style-name="T7"> </text:span><text:span text:style-name="T10">std</text:span><text:span text:style-name="T11">::</text:span><text:span text:style-name="T10">string</text:span><text:span text:style-name="T7"> </text:span>efile<text:span text:style-name="T11">,</text:span><text:span text:style-name="T7"> </text:span><text:span text:style-name="T10">std</text:span><text:span text:style-name="T11">::</text:span><text:span text:style-name="T10">string</text:span><text:span text:style-name="T7"> </text:span>tfile<text:span text:style-name="T11">);</text:span></text:p>
      <text:p text:style-name="P30"><text:span text:style-name="T9">private</text:span><text:span text:style-name="T11">:</text:span></text:p>
      <text:p text:style-name="P30"><text:span text:style-name="T7"><text:s text:c="4"/></text:span><text:span text:style-name="T9">void</text:span><text:span text:style-name="T7"> </text:span><text:span text:style-name="T11">init_matrix();</text:span></text:p>
      <text:p text:style-name="P25"><text:span text:style-name="T7"><text:s text:c="4"/></text:span><text:span text:style-name="T9">void</text:span><text:span text:style-name="T7"> </text:span><text:span text:style-name="T11">init_tables(</text:span><text:span text:style-name="T10">std</text:span><text:span text:style-name="T11">::</text:span><text:span text:style-name="T10">string</text:span><text:span text:style-name="T7"> </text:span>conf_file<text:span text:style-name="T11">);</text:span></text:p>
      <text:p text:style-name="P30"><text:span text:style-name="T7"><text:s text:c="4"/></text:span><text:span text:style-name="T10">std</text:span><text:span text:style-name="T11">::</text:span><text:span text:style-name="T10">ifstream</text:span><text:span text:style-name="T7"> </text:span><text:span text:style-name="T12">input_file</text:span><text:span text:style-name="T11">;</text:span></text:p>
      <text:p text:style-name="P30"><text:span text:style-name="T7"><text:s text:c="4"/></text:span><text:span text:style-name="T10">std</text:span><text:span text:style-name="T11">::</text:span><text:span text:style-name="T10">ofstream</text:span><text:span text:style-name="T7"> </text:span><text:span text:style-name="T12">output_file</text:span><text:span text:style-name="T11">;</text:span></text:p>
      <text:p text:style-name="P30"><text:span text:style-name="T7"><text:s text:c="4"/></text:span><text:span text:style-name="T10">std</text:span><text:span text:style-name="T11">::</text:span><text:span text:style-name="T10">ofstream</text:span><text:span text:style-name="T7"> </text:span><text:span text:style-name="T12">error_file</text:span><text:span text:style-name="T11">;</text:span></text:p>
      <text:p text:style-name="P25"><text:span text:style-name="T7"><text:s text:c="4"/></text:span><text:span text:style-name="T10">std</text:span><text:span text:style-name="T11">::</text:span><text:span text:style-name="T10">ofstream</text:span><text:span text:style-name="T7"> </text:span><text:span text:style-name="T12">table_file</text:span><text:span text:style-name="T11">;</text:span></text:p>
      <text:p text:style-name="P30"><text:span text:style-name="T7"><text:s text:c="4"/></text:span><text:span text:style-name="T10">matrix</text:span><text:span text:style-name="T11">&lt;</text:span><text:span text:style-name="T10">Transition</text:span><text:span text:style-name="T11">&gt;</text:span><text:span text:style-name="T7"> </text:span><text:span text:style-name="T11">*</text:span><text:span text:style-name="T12">pascal_automata</text:span><text:span text:style-name="T11">;</text:span></text:p>
      <text:p text:style-name="P25"><text:span text:style-name="T7"><text:s text:c="4"/></text:span><text:span text:style-name="T10">std</text:span><text:span text:style-name="T11">::</text:span><text:span text:style-name="T10">stringstream</text:span><text:span text:style-name="T7"> </text:span><text:span text:style-name="T12">char_buffer</text:span><text:span text:style-name="T11">;</text:span></text:p>
      <text:p text:style-name="P30"><text:span text:style-name="T7"><text:s text:c="4"/></text:span><text:span text:style-name="T10">std</text:span><text:span text:style-name="T11">::</text:span><text:span text:style-name="T10">map</text:span><text:span text:style-name="T11">&lt;</text:span><text:span text:style-name="T10">std</text:span><text:span text:style-name="T11">::</text:span><text:span text:style-name="T10">string</text:span><text:span text:style-name="T11">,</text:span><text:span text:style-name="T7"> </text:span><text:span text:style-name="T10">uint</text:span><text:span text:style-name="T11">&gt;</text:span><text:span text:style-name="T7"> </text:span><text:span text:style-name="T12">TW</text:span><text:span text:style-name="T11">;</text:span></text:p>
      <text:p text:style-name="P30"><text:span text:style-name="T7"><text:s text:c="4"/></text:span><text:span text:style-name="T10">std</text:span><text:span text:style-name="T11">::</text:span><text:span text:style-name="T10">map</text:span><text:span text:style-name="T11">&lt;</text:span><text:span text:style-name="T10">std</text:span><text:span text:style-name="T11">::</text:span><text:span text:style-name="T10">string</text:span><text:span text:style-name="T11">,</text:span><text:span text:style-name="T7"> </text:span><text:span text:style-name="T10">uint</text:span><text:span text:style-name="T11">&gt;</text:span><text:span text:style-name="T7"> </text:span><text:span text:style-name="T12">TID</text:span><text:span text:style-name="T11">;</text:span></text:p>
      <text:p text:style-name="P30"><text:span text:style-name="T7"><text:s text:c="4"/></text:span><text:span text:style-name="T10">std</text:span><text:span text:style-name="T11">::</text:span><text:span text:style-name="T10">map</text:span><text:span text:style-name="T11">&lt;</text:span><text:span text:style-name="T10">std</text:span><text:span text:style-name="T11">::</text:span><text:span text:style-name="T10">string</text:span><text:span text:style-name="T11">,</text:span><text:span text:style-name="T7"> </text:span><text:span text:style-name="T10">uint</text:span><text:span text:style-name="T11">&gt;</text:span><text:span text:style-name="T7"> </text:span><text:span text:style-name="T12">TD</text:span><text:span text:style-name="T11">;</text:span></text:p>
      <text:p text:style-name="P25"><text:span text:style-name="T7"><text:s text:c="4"/></text:span><text:span text:style-name="T10">std</text:span><text:span text:style-name="T11">::</text:span><text:span text:style-name="T10">map</text:span><text:span text:style-name="T11">&lt;</text:span><text:span text:style-name="T9">int</text:span><text:span text:style-name="T11">,</text:span><text:span text:style-name="T7"> </text:span><text:span text:style-name="T10">uint</text:span><text:span text:style-name="T11">&gt;</text:span><text:span text:style-name="T7"> </text:span><text:span text:style-name="T12">TNUM</text:span><text:span text:style-name="T11">;</text:span></text:p>
      <text:p text:style-name="P30"><text:span text:style-name="T7"><text:s text:c="4"/></text:span><text:span text:style-name="T10">uint</text:span><text:span text:style-name="T7"> </text:span><text:span text:style-name="T12">tid_counter</text:span><text:span text:style-name="T11">;</text:span></text:p>
      <text:p text:style-name="P25"><text:span text:style-name="T7"><text:s text:c="4"/></text:span><text:span text:style-name="T10">uint</text:span><text:span text:style-name="T7"> </text:span><text:span text:style-name="T12">tnum_counter</text:span><text:span text:style-name="T11">;</text:span></text:p>
      <text:p text:style-name="P30"><text:span text:style-name="T7"><text:s text:c="4"/></text:span><text:span text:style-name="T10">uint</text:span><text:span text:style-name="T7"> </text:span><text:span text:style-name="T12">line_number</text:span><text:span text:style-name="T11">;</text:span></text:p>
      <text:p text:style-name="P25"><text:span text:style-name="T7"><text:s text:c="4"/></text:span><text:span text:style-name="T10">uint</text:span><text:span text:style-name="T7"> </text:span><text:span text:style-name="T12">char_number</text:span><text:span text:style-name="T11">;</text:span></text:p>
      <text:p text:style-name="P25"><text:span text:style-name="T7"><text:s text:c="4"/></text:span><text:span text:style-name="T9">int</text:span><text:span text:style-name="T7"> </text:span><text:span text:style-name="T12">num_buffer</text:span><text:span text:style-name="T11">;</text:span></text:p>
      <text:p text:style-name="P30"><text:span text:style-name="T7"><text:s text:c="4"/></text:span><text:span text:style-name="T9">char</text:span><text:span text:style-name="T7"> </text:span><text:span text:style-name="T11">get_next_char();</text:span></text:p>
      <text:p text:style-name="P30"><text:span text:style-name="T7"><text:s text:c="4"/></text:span><text:span text:style-name="T9">bool</text:span><text:span text:style-name="T7"> </text:span><text:span text:style-name="T11">append_symbol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number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closing_bracket_at_start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colon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delim_at_start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end_at_start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identifier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10">input</text:span><text:span text:style-name="T7"> </text:span><text:span text:style-name="T11">get_input_type(</text:span><text:span text:style-name="T9">char</text:span><text:span text:style-name="T7"> </text:span>next_char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cbracket_err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other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end_after_identifier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do_nothing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delim_after_id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char_at_number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delim_after_number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make_number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number_after_colon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char_after_colon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bool</text:span><text:span text:style-name="T7"> </text:span><text:span text:style-name="T11">got_delim_after_colon(</text:span><text:span text:style-name="T9">char</text:span><text:span text:style-name="T7"> </text:span>c<text:span text:style-name="T11">);</text:span></text:p>
      <text:p text:style-name="P30"><text:span text:style-name="T7"><text:s text:c="4"/></text:span><text:span text:style-name="T9">void</text:span><text:span text:style-name="T7"> </text:span><text:span text:style-name="T11">write_table_file();</text:span></text:p>
      <text:p text:style-name="P30"><text:span text:style-name="T7"><text:s text:c="4"/></text:span><text:span text:style-name="T9">bool</text:span><text:span text:style-name="T7"> </text:span><text:span text:style-name="T11">eof_in_comment(</text:span><text:span text:style-name="T9">char</text:span><text:span text:style-name="T7"> </text:span>c<text:span text:style-name="T11">);</text:span></text:p>
      <text:p text:style-name="P26">};</text:p>
      <text:p text:style-name="P24"><text:span text:style-name="T6">#include</text:span><text:span text:style-name="T7"> </text:span><text:span text:style-name="T8">"lexicalanalyzer.h"</text:span></text:p>
      <text:p text:style-name="P30"><text:span text:style-name="T10">LexicalAnalyzer</text:span><text:span text:style-name="T11">::LexicalAnalyzer(</text:span><text:span text:style-name="T8">/*std::string</text:span><text:span text:style-name="T7"> </text:span><text:span text:style-name="T8">efile,</text:span><text:span text:style-name="T7"> </text:span><text:span text:style-name="T8">*/</text:span><text:span text:style-name="T10">std</text:span><text:span text:style-name="T11">::</text:span><text:span text:style-name="T10">string</text:span><text:span text:style-name="T7"> </text:span><text:span text:style-name="T11">conf_file)</text:span></text:p>
      <text:p text:style-name="P31">{</text:p>
      <text:p text:style-name="P30"><text:span text:style-name="T7"><text:s text:c="4"/></text:span><text:span text:style-name="T12">tid_counter</text:span><text:span text:style-name="T7"> </text:span><text:span text:style-name="T11">=</text:span><text:span text:style-name="T7"> </text:span><text:span text:style-name="T6">1</text:span><text:span text:style-name="T11">;</text:span></text:p>
      <text:p text:style-name="P30"><text:span text:style-name="T7"><text:s text:c="4"/></text:span><text:span text:style-name="T12">tnum_counter</text:span><text:span text:style-name="T7"> </text:span><text:span text:style-name="T11">=</text:span><text:span text:style-name="T7"> </text:span><text:span text:style-name="T6">1</text:span><text:span text:style-name="T11">;</text:span></text:p>
      <text:p text:style-name="P30"><text:span text:style-name="T7"><text:s text:c="4"/></text:span><text:span text:style-name="T12">line_number</text:span><text:span text:style-name="T7"> </text:span><text:span text:style-name="T11">=</text:span><text:span text:style-name="T7"> </text:span><text:span text:style-name="T6">1</text:span><text:span text:style-name="T11">;</text:span></text:p>
      <text:p text:style-name="P30"><text:span text:style-name="T7"><text:s text:c="4"/></text:span><text:span text:style-name="T12">char_number</text:span><text:span text:style-name="T7"> </text:span><text:span text:style-name="T11">=</text:span><text:span text:style-name="T7"> </text:span><text:span text:style-name="T6">1</text:span><text:span text:style-name="T11">;</text:span></text:p>
      <text:p text:style-name="P30"><text:span text:style-name="T7"><text:s text:c="4"/></text:span><text:span text:style-name="T12">num_buffer</text:span><text:span text:style-name="T7"> </text:span><text:span text:style-name="T11">=</text:span><text:span text:style-name="T7"> </text:span><text:span text:style-name="T6">0</text:span><text:span text:style-name="T11">;</text:span></text:p>
      <text:p text:style-name="P30"><text:span text:style-name="T7"><text:s text:c="4"/></text:span><text:span text:style-name="T11">init_matrix();</text:span></text:p>
      <text:p text:style-name="P30"><text:soft-page-break/><text:span text:style-name="T7"><text:s text:c="4"/></text:span><text:span text:style-name="T11">init_tables(conf_file);</text:span></text:p>
      <text:p text:style-name="P26">}</text:p>
      <text:p text:style-name="P30"><text:span text:style-name="T9">void</text:span><text:span text:style-name="T7"> </text:span><text:span text:style-name="T10">LexicalAnalyzer</text:span><text:span text:style-name="T11">::do_lexical_analysis(</text:span><text:span text:style-name="T10">std</text:span><text:span text:style-name="T11">::</text:span><text:span text:style-name="T10">string</text:span><text:span text:style-name="T7"> </text:span><text:span text:style-name="T11">ifile,</text:span><text:span text:style-name="T7"> </text:span><text:span text:style-name="T10">std</text:span><text:span text:style-name="T11">::</text:span><text:span text:style-name="T10">string</text:span><text:span text:style-name="T7"> </text:span><text:span text:style-name="T11">ofile,</text:span><text:span text:style-name="T7"> </text:span><text:span text:style-name="T10">std</text:span><text:span text:style-name="T11">::</text:span><text:span text:style-name="T10">string</text:span><text:span text:style-name="T7"> </text:span><text:span text:style-name="T11">efile,</text:span><text:span text:style-name="T7"> </text:span><text:span text:style-name="T10">std</text:span><text:span text:style-name="T11">::</text:span><text:span text:style-name="T10">string</text:span><text:span text:style-name="T7"> </text:span><text:span text:style-name="T11">tfile)</text:span></text:p>
      <text:p text:style-name="P31">{</text:p>
      <text:p text:style-name="P30"><text:span text:style-name="T7"><text:s text:c="4"/></text:span><text:span text:style-name="T12">input_file</text:span><text:span text:style-name="T11">.open(ifile);</text:span></text:p>
      <text:p text:style-name="P30"><text:span text:style-name="T7"><text:s text:c="4"/></text:span><text:span text:style-name="T12">output_file</text:span><text:span text:style-name="T11">.open(ofile);</text:span></text:p>
      <text:p text:style-name="P30"><text:span text:style-name="T7"><text:s text:c="4"/></text:span><text:span text:style-name="T12">error_file</text:span><text:span text:style-name="T11">.open(efile);</text:span></text:p>
      <text:p text:style-name="P25"><text:span text:style-name="T7"><text:s text:c="4"/></text:span><text:span text:style-name="T12">table_file</text:span><text:span text:style-name="T11">.open(tfile);</text:span></text:p>
      <text:p text:style-name="P30"><text:span text:style-name="T7"><text:s text:c="4"/></text:span><text:span text:style-name="T10">state</text:span><text:span text:style-name="T7"> </text:span><text:span text:style-name="T11">curr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30"><text:span text:style-name="T7"><text:s text:c="4"/></text:span><text:span text:style-name="T9">bool</text:span><text:span text:style-name="T7"> </text:span><text:span text:style-name="T11">is_end;</text:span></text:p>
      <text:p text:style-name="P30"><text:span text:style-name="T7"><text:s text:c="4"/></text:span><text:span text:style-name="T9">do</text:span><text:span text:style-name="T7"> </text:span><text:span text:style-name="T11">{</text:span></text:p>
      <text:p text:style-name="P30"><text:span text:style-name="T7"><text:s text:c="8"/></text:span><text:span text:style-name="T9">char</text:span><text:span text:style-name="T7"> </text:span><text:span text:style-name="T11">next_char</text:span><text:span text:style-name="T7"> </text:span><text:span text:style-name="T11">=</text:span><text:span text:style-name="T7"> </text:span><text:span text:style-name="T11">get_next_char();</text:span></text:p>
      <text:p text:style-name="P30"><text:span text:style-name="T7"><text:s text:c="8"/></text:span><text:span text:style-name="T9">if</text:span><text:span text:style-name="T7"> </text:span><text:span text:style-name="T11">(next_char</text:span><text:span text:style-name="T7"> </text:span><text:span text:style-name="T11">==</text:span><text:span text:style-name="T7"> </text:span><text:span text:style-name="T8">'\n'</text:span><text:span text:style-name="T11">)</text:span><text:span text:style-name="T7"> </text:span><text:span text:style-name="T11">{</text:span></text:p>
      <text:p text:style-name="P30"><text:span text:style-name="T7"><text:s text:c="12"/></text:span><text:span text:style-name="T12">char_number</text:span><text:span text:style-name="T7"> </text:span><text:span text:style-name="T11">=</text:span><text:span text:style-name="T7"> </text:span><text:span text:style-name="T6">1</text:span><text:span text:style-name="T11">;</text:span></text:p>
      <text:p text:style-name="P30"><text:span text:style-name="T7"><text:s text:c="12"/></text:span><text:span text:style-name="T11">++</text:span><text:span text:style-name="T12">line_number</text:span><text:span text:style-name="T11">;</text:span></text:p>
      <text:p text:style-name="P30"><text:span text:style-name="T7"><text:s text:c="8"/></text:span><text:span text:style-name="T11">}</text:span></text:p>
      <text:p text:style-name="P30"><text:span text:style-name="T7"><text:s text:c="8"/></text:span><text:span text:style-name="T10">input</text:span><text:span text:style-name="T7"> </text:span><text:span text:style-name="T11">input_type</text:span><text:span text:style-name="T7"> </text:span><text:span text:style-name="T11">=</text:span><text:span text:style-name="T7"> </text:span><text:span text:style-name="T11">get_input_type(next_char);</text:span></text:p>
      <text:p text:style-name="P30"><text:span text:style-name="T7"><text:s text:c="8"/></text:span><text:span text:style-name="T10">transition_action</text:span><text:span text:style-name="T7"> </text:span><text:span text:style-name="T11">t_act</text:span><text:span text:style-name="T7"> </text:span><text:span text:style-name="T11">=</text:span><text:span text:style-name="T7"> </text:span><text:span text:style-name="T12">pascal_automata</text:span><text:span text:style-name="T11">-&gt;at_element(curr_state,</text:span><text:span text:style-name="T7"> </text:span><text:span text:style-name="T11">input_type).</text:span><text:span text:style-name="T12">action</text:span><text:span text:style-name="T11">;</text:span></text:p>
      <text:p text:style-name="P30"><text:span text:style-name="T7"><text:s text:c="8"/></text:span><text:span text:style-name="T11">is_end</text:span><text:span text:style-name="T7"> </text:span><text:span text:style-name="T11">=</text:span><text:span text:style-name="T7"> </text:span><text:span text:style-name="T11">(</text:span><text:span text:style-name="T9">this</text:span><text:span text:style-name="T11">-&gt;*t_act)(next_char);</text:span></text:p>
      <text:p text:style-name="P30"><text:span text:style-name="T7"><text:s text:c="8"/></text:span><text:span text:style-name="T11">curr_state</text:span><text:span text:style-name="T7"> </text:span><text:span text:style-name="T11">=</text:span><text:span text:style-name="T7"> </text:span><text:span text:style-name="T12">pascal_automata</text:span><text:span text:style-name="T11">-&gt;at_element(curr_state,</text:span><text:span text:style-name="T7"> </text:span><text:span text:style-name="T11">input_type).</text:span><text:span text:style-name="T12">next_state</text:span><text:span text:style-name="T11">;</text:span></text:p>
      <text:p text:style-name="P30"><text:span text:style-name="T7"><text:s text:c="8"/></text:span><text:span text:style-name="T11">++</text:span><text:span text:style-name="T12">char_number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while</text:span><text:span text:style-name="T7"> </text:span><text:span text:style-name="T11">(is_end</text:span><text:span text:style-name="T7"> </text:span><text:span text:style-name="T11">&amp;&amp;</text:span><text:span text:style-name="T7"> </text:span><text:span text:style-name="T11">!</text:span><text:span text:style-name="T12">input_file</text:span><text:span text:style-name="T11">.</text:span>eof<text:span text:style-name="T11">());</text:span></text:p>
      <text:p text:style-name="P30"><text:span text:style-name="T7"><text:s text:c="4"/></text:span><text:span text:style-name="T9">if</text:span><text:span text:style-name="T7"> </text:span><text:span text:style-name="T11">(curr_state</text:span><text:span text:style-name="T7"> </text:span><text:span text:style-name="T11">==</text:span><text:span text:style-name="T7"> </text:span><text:span text:style-name="T10">COMMENT</text:span><text:span text:style-name="T11">){</text:span></text:p>
      <text:p text:style-name="P30"><text:span text:style-name="T7"><text:s text:c="8"/></text:span><text:span text:style-name="T12">error_file</text:span><text:span text:style-name="T7"> </text:span><text:span text:style-name="T11">&lt;&lt;</text:span><text:span text:style-name="T7"> </text:span><text:span text:style-name="T8">"eof</text:span><text:span text:style-name="T7"> </text:span><text:span text:style-name="T8">after</text:span><text:span text:style-name="T7"> </text:span><text:span text:style-name="T8">{</text:span><text:span text:style-name="T7"> </text:span><text:span text:style-name="T8">"</text:span><text:span text:style-name="T7"> </text:span><text:span text:style-name="T11">&lt;&lt;</text:span><text:span text:style-name="T7"> </text:span><text:span text:style-name="T8">"</text:span><text:span text:style-name="T7"> </text:span><text:span text:style-name="T8">at</text:span><text:span text:style-name="T7"> </text:span><text:span text:style-name="T8">"</text:span><text:span text:style-name="T7"> </text:span><text:span text:style-name="T11">&lt;&lt;</text:span><text:span text:style-name="T7"> </text:span><text:span text:style-name="T12">line_number</text:span><text:span text:style-name="T7"> </text:span><text:span text:style-name="T11">&lt;&lt;</text:span><text:span text:style-name="T7"> </text:span><text:span text:style-name="T8">"</text:span><text:span text:style-name="T7"> </text:span><text:span text:style-name="T8">character</text:span><text:span text:style-name="T7"> </text:span><text:span text:style-name="T8">"</text:span><text:span text:style-name="T7"> </text:span><text:span text:style-name="T11">&lt;&lt;</text:span><text:span text:style-name="T7"> </text:span><text:span text:style-name="T12">char_number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4"/></text:span><text:span text:style-name="T11">}</text:span></text:p>
      <text:p text:style-name="P30"><text:span text:style-name="T7"><text:s text:c="4"/></text:span><text:span text:style-name="T11">write_table_file();</text:span></text:p>
      <text:p text:style-name="P30"><text:span text:style-name="T7"><text:s text:c="4"/></text:span><text:span text:style-name="T12">input_file</text:span><text:span text:style-name="T11">.close();</text:span></text:p>
      <text:p text:style-name="P30"><text:span text:style-name="T7"><text:s text:c="4"/></text:span><text:span text:style-name="T12">output_file</text:span><text:span text:style-name="T11">.close();</text:span></text:p>
      <text:p text:style-name="P30"><text:span text:style-name="T7"><text:s text:c="4"/></text:span><text:span text:style-name="T12">error_file</text:span><text:span text:style-name="T11">.close();</text:span></text:p>
      <text:p text:style-name="P26">}</text:p>
      <text:p text:style-name="P30"><text:span text:style-name="T9">void</text:span><text:span text:style-name="T7"> </text:span><text:span text:style-name="T10">LexicalAnalyzer</text:span><text:span text:style-name="T11">::write_table_file(){</text:span></text:p>
      <text:p text:style-name="P30"><text:span text:style-name="T7"><text:s text:c="4"/></text:span><text:span text:style-name="T12">table_file</text:span><text:span text:style-name="T7"> </text:span><text:span text:style-name="T11">&lt;&lt;</text:span><text:span text:style-name="T7"> </text:span><text:span text:style-name="T8">"Literals</text:span><text:span text:style-name="T7"> </text:span><text:span text:style-name="T8">table"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4"/></text:span><text:span text:style-name="T9">for</text:span><text:span text:style-name="T7"> </text:span><text:span text:style-name="T11">(</text:span><text:span text:style-name="T9">auto</text:span><text:span text:style-name="T7"> </text:span><text:span text:style-name="T11">it</text:span><text:span text:style-name="T7"> </text:span><text:span text:style-name="T11">=</text:span><text:span text:style-name="T7"> </text:span><text:span text:style-name="T12">TNUM</text:span><text:span text:style-name="T11">.begin();</text:span><text:span text:style-name="T7"> </text:span><text:span text:style-name="T11">it</text:span><text:span text:style-name="T7"> </text:span><text:span text:style-name="T11">!=</text:span><text:span text:style-name="T7"> </text:span><text:span text:style-name="T12">TNUM</text:span><text:span text:style-name="T11">.end();</text:span><text:span text:style-name="T7"> </text:span><text:span text:style-name="T11">++it){</text:span></text:p>
      <text:p text:style-name="P30"><text:span text:style-name="T7"><text:s text:c="8"/></text:span><text:span text:style-name="T12">table_file</text:span><text:span text:style-name="T7"> </text:span><text:span text:style-name="T11">&lt;&lt;</text:span><text:span text:style-name="T7"> </text:span><text:span text:style-name="T11">it-&gt;</text:span>first<text:span text:style-name="T7"> </text:span><text:span text:style-name="T11">&lt;&lt;</text:span><text:span text:style-name="T7"> </text:span><text:span text:style-name="T8">"</text:span><text:span text:style-name="T7"> </text:span><text:span text:style-name="T8">"</text:span><text:span text:style-name="T7"> </text:span><text:span text:style-name="T11">&lt;&lt;</text:span><text:span text:style-name="T7"> </text:span><text:span text:style-name="T11">it-&gt;</text:span>second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4"/></text:span><text:span text:style-name="T11">}</text:span></text:p>
      <text:p text:style-name="P30"><text:span text:style-name="T7"><text:s text:c="4"/></text:span><text:span text:style-name="T12">table_file</text:span><text:span text:style-name="T7"> </text:span><text:span text:style-name="T11">&lt;&lt;</text:span><text:span text:style-name="T7"> </text:span><text:span text:style-name="T8">"Identifiers</text:span><text:span text:style-name="T7"> </text:span><text:span text:style-name="T8">table"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4"/></text:span><text:span text:style-name="T9">for</text:span><text:span text:style-name="T7"> </text:span><text:span text:style-name="T11">(</text:span><text:span text:style-name="T9">auto</text:span><text:span text:style-name="T7"> </text:span><text:span text:style-name="T11">it</text:span><text:span text:style-name="T7"> </text:span><text:span text:style-name="T11">=</text:span><text:span text:style-name="T7"> </text:span><text:span text:style-name="T12">TID</text:span><text:span text:style-name="T11">.begin();</text:span><text:span text:style-name="T7"> </text:span><text:span text:style-name="T11">it</text:span><text:span text:style-name="T7"> </text:span><text:span text:style-name="T11">!=</text:span><text:span text:style-name="T7"> </text:span><text:span text:style-name="T12">TID</text:span><text:span text:style-name="T11">.end();</text:span><text:span text:style-name="T7"> </text:span><text:span text:style-name="T11">++it){</text:span></text:p>
      <text:p text:style-name="P30"><text:span text:style-name="T7"><text:s text:c="8"/></text:span><text:span text:style-name="T12">table_file</text:span><text:span text:style-name="T7"> </text:span><text:span text:style-name="T11">&lt;&lt;</text:span><text:span text:style-name="T7"> </text:span><text:span text:style-name="T11">it-&gt;</text:span>first<text:span text:style-name="T7"> </text:span><text:span text:style-name="T11">&lt;&lt;</text:span><text:span text:style-name="T7"> </text:span><text:span text:style-name="T8">"</text:span><text:span text:style-name="T7"> </text:span><text:span text:style-name="T8">"</text:span><text:span text:style-name="T7"> </text:span><text:span text:style-name="T11">&lt;&lt;</text:span><text:span text:style-name="T7"> </text:span><text:span text:style-name="T11">it-&gt;</text:span>second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4"/></text:span><text:span text:style-name="T11">}</text:span></text:p>
      <text:p text:style-name="P31">}</text:p>
      <text:p text:style-name="P25"><text:span text:style-name="T10">input</text:span><text:span text:style-name="T7"> </text:span><text:span text:style-name="T10">LexicalAnalyzer</text:span><text:span text:style-name="T11">::get_input_type(</text:span><text:span text:style-name="T9">char</text:span><text:span text:style-name="T7"> </text:span><text:span text:style-name="T11">next_char){</text:span></text:p>
      <text:p text:style-name="P30"><text:span text:style-name="T7"><text:s text:c="4"/></text:span><text:span text:style-name="T10">std</text:span><text:span text:style-name="T11">::</text:span><text:span text:style-name="T10">stringstream</text:span><text:span text:style-name="T7"> </text:span><text:span text:style-name="T11">tmp;</text:span></text:p>
      <text:p text:style-name="P30"><text:span text:style-name="T7"><text:s text:c="4"/></text:span><text:span text:style-name="T11">tmp</text:span><text:span text:style-name="T7"> </text:span><text:span text:style-name="T11">&lt;&lt;</text:span><text:span text:style-name="T7"> </text:span><text:span text:style-name="T11">next_char;</text:span></text:p>
      <text:p text:style-name="P25"><text:span text:style-name="T7"><text:s text:c="4"/></text:span><text:span text:style-name="T10">std</text:span><text:span text:style-name="T11">::</text:span><text:span text:style-name="T10">string</text:span><text:span text:style-name="T7"> </text:span><text:span text:style-name="T11">next_char_str</text:span><text:span text:style-name="T7"> </text:span><text:span text:style-name="T11">=</text:span><text:span text:style-name="T7"> </text:span><text:span text:style-name="T11">tmp.str();</text:span></text:p>
      <text:p text:style-name="P30"><text:span text:style-name="T7"><text:s text:c="4"/></text:span><text:span text:style-name="T9">if</text:span><text:span text:style-name="T7"> </text:span><text:span text:style-name="T11">(</text:span><text:span text:style-name="T10">std</text:span><text:span text:style-name="T11">::isalpha(next_char)</text:span><text:span text:style-name="T7"> </text:span><text:span text:style-name="T11">||</text:span><text:span text:style-name="T7"> </text:span><text:span text:style-name="T11">next_char</text:span><text:span text:style-name="T7"> </text:span><text:span text:style-name="T11">==</text:span><text:span text:style-name="T7"> </text:span><text:span text:style-name="T8">'.'</text:span><text:span text:style-name="T11">){</text:span></text:p>
      <text:p text:style-name="P30"><text:span text:style-name="T7"><text:s text:c="8"/></text:span><text:span text:style-name="T9">return</text:span><text:span text:style-name="T7"> </text:span><text:span text:style-name="T10">CHAR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else</text:span><text:span text:style-name="T7"> </text:span><text:span text:style-name="T9">if</text:span><text:span text:style-name="T7"> </text:span><text:span text:style-name="T11">(</text:span><text:span text:style-name="T10">std</text:span><text:span text:style-name="T11">::isdigit(next_char)){</text:span></text:p>
      <text:p text:style-name="P30"><text:span text:style-name="T7"><text:s text:c="8"/></text:span><text:span text:style-name="T9">return</text:span><text:span text:style-name="T7"> </text:span><text:span text:style-name="T10">NUMBER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else</text:span><text:span text:style-name="T7"> </text:span><text:span text:style-name="T9">if</text:span><text:span text:style-name="T7"> </text:span><text:span text:style-name="T11">(next_char</text:span><text:span text:style-name="T7"> </text:span><text:span text:style-name="T11">==</text:span><text:span text:style-name="T7"> </text:span><text:span text:style-name="T8">':'</text:span><text:span text:style-name="T11">)</text:span><text:span text:style-name="T7"> </text:span><text:span text:style-name="T11">{</text:span></text:p>
      <text:p text:style-name="P30"><text:span text:style-name="T7"><text:s text:c="8"/></text:span><text:span text:style-name="T9">return</text:span><text:span text:style-name="T7"> </text:span><text:span text:style-name="T10">COLON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else</text:span><text:span text:style-name="T7"> </text:span><text:span text:style-name="T9">if</text:span><text:span text:style-name="T7"> </text:span><text:span text:style-name="T11">(next_char</text:span><text:span text:style-name="T7"> </text:span><text:span text:style-name="T11">==</text:span><text:span text:style-name="T7"> </text:span><text:span text:style-name="T8">'</text:span><text:span text:style-name="T7"> </text:span><text:span text:style-name="T8">'</text:span><text:span text:style-name="T7"> </text:span><text:span text:style-name="T11">||</text:span><text:span text:style-name="T7"> </text:span><text:span text:style-name="T11">next_char</text:span><text:span text:style-name="T7"> </text:span><text:span text:style-name="T11">==</text:span><text:span text:style-name="T7"> </text:span><text:span text:style-name="T8">'\t'</text:span><text:span text:style-name="T7"> </text:span><text:span text:style-name="T11">||</text:span><text:span text:style-name="T7"> </text:span><text:span text:style-name="T11">next_char</text:span><text:span text:style-name="T7"> </text:span><text:span text:style-name="T11">==</text:span><text:span text:style-name="T7"> </text:span><text:span text:style-name="T8">'\n'</text:span><text:span text:style-name="T11">){</text:span></text:p>
      <text:p text:style-name="P30"><text:span text:style-name="T7"><text:s text:c="8"/></text:span><text:span text:style-name="T9">return</text:span><text:span text:style-name="T7"> </text:span><text:span text:style-name="T10">SPACE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else</text:span><text:span text:style-name="T7"> </text:span><text:span text:style-name="T9">if</text:span><text:span text:style-name="T7"> </text:span><text:span text:style-name="T11">((</text:span><text:span text:style-name="T12">TD</text:span><text:span text:style-name="T11">.find(</text:span><text:span text:style-name="T10">std</text:span><text:span text:style-name="T11">::</text:span><text:span text:style-name="T10">string</text:span><text:span text:style-name="T11">(next_char_str))</text:span><text:span text:style-name="T7"> </text:span><text:span text:style-name="T11">!=</text:span><text:span text:style-name="T7"> </text:span><text:span text:style-name="T12">TD</text:span><text:span text:style-name="T11">.end())</text:span><text:span text:style-name="T7"> </text:span><text:span text:style-name="T11">&amp;&amp;</text:span><text:span text:style-name="T7"> </text:span><text:span text:style-name="T11">next_char</text:span><text:span text:style-name="T7"> </text:span><text:span text:style-name="T11">!=</text:span><text:span text:style-name="T7"> </text:span><text:soft-page-break/><text:span text:style-name="T8">':'</text:span><text:span text:style-name="T11">){</text:span></text:p>
      <text:p text:style-name="P30"><text:span text:style-name="T7"><text:s text:c="8"/></text:span><text:span text:style-name="T9">return</text:span><text:span text:style-name="T7"> </text:span><text:span text:style-name="T10">DELIM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else</text:span><text:span text:style-name="T7"> </text:span><text:span text:style-name="T9">if</text:span><text:span text:style-name="T7"> </text:span><text:span text:style-name="T11">(next_char</text:span><text:span text:style-name="T7"> </text:span><text:span text:style-name="T11">==</text:span><text:span text:style-name="T7"> </text:span><text:span text:style-name="T8">'{'</text:span><text:span text:style-name="T11">)</text:span><text:span text:style-name="T7"> </text:span><text:span text:style-name="T11">{</text:span></text:p>
      <text:p text:style-name="P30"><text:span text:style-name="T7"><text:s text:c="8"/></text:span><text:span text:style-name="T9">return</text:span><text:span text:style-name="T7"> </text:span><text:span text:style-name="T10">O_BRACKET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else</text:span><text:span text:style-name="T7"> </text:span><text:span text:style-name="T9">if</text:span><text:span text:style-name="T7"> </text:span><text:span text:style-name="T11">(next_char</text:span><text:span text:style-name="T7"> </text:span><text:span text:style-name="T11">==</text:span><text:span text:style-name="T7"> </text:span><text:span text:style-name="T8">'}'</text:span><text:span text:style-name="T11">)</text:span><text:span text:style-name="T7"> </text:span><text:span text:style-name="T11">{</text:span></text:p>
      <text:p text:style-name="P30"><text:span text:style-name="T7"><text:s text:c="8"/></text:span><text:span text:style-name="T9">return</text:span><text:span text:style-name="T7"> </text:span><text:span text:style-name="T10">C_BRACKET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8">/*</text:span><text:span text:style-name="T7"> </text:span><text:span text:style-name="T8">if</text:span><text:span text:style-name="T7"> </text:span><text:span text:style-name="T8">(next_char</text:span><text:span text:style-name="T7"> </text:span><text:span text:style-name="T8">==</text:span><text:span text:style-name="T7"> </text:span><text:span text:style-name="T8">'.')</text:span><text:span text:style-name="T7"> </text:span><text:span text:style-name="T8">{</text:span></text:p>
      <text:p text:style-name="P30"><text:span text:style-name="T7"><text:s text:c="8"/></text:span><text:span text:style-name="T8">return</text:span><text:span text:style-name="T7"> </text:span><text:span text:style-name="T8">END;</text:span></text:p>
      <text:p text:style-name="P30"><text:span text:style-name="T7"><text:s text:c="4"/></text:span><text:span text:style-name="T8">}</text:span><text:span text:style-name="T7"> </text:span><text:span text:style-name="T8">else*/</text:span><text:span text:style-name="T7"> </text:span><text:span text:style-name="T11">{</text:span></text:p>
      <text:p text:style-name="P30"><text:span text:style-name="T7"><text:s text:c="8"/></text:span><text:span text:style-name="T9">return</text:span><text:span text:style-name="T7"> </text:span><text:span text:style-name="T10">OTHER</text:span><text:span text:style-name="T11">;</text:span></text:p>
      <text:p text:style-name="P30"><text:span text:style-name="T7"><text:s text:c="4"/></text:span><text:span text:style-name="T11">}</text:span></text:p>
      <text:p text:style-name="P26">}</text:p>
      <text:p text:style-name="P30"><text:span text:style-name="T9">void</text:span><text:span text:style-name="T7"> </text:span><text:span text:style-name="T10">LexicalAnalyzer</text:span><text:span text:style-name="T11">::init_tables(</text:span><text:span text:style-name="T10">std</text:span><text:span text:style-name="T11">::</text:span><text:span text:style-name="T10">string</text:span><text:span text:style-name="T7"> </text:span><text:span text:style-name="T11">conf_file){</text:span></text:p>
      <text:p text:style-name="P30"><text:span text:style-name="T7"><text:s text:c="4"/></text:span><text:span text:style-name="T10">xml_document</text:span><text:span text:style-name="T11">&lt;&gt;</text:span><text:span text:style-name="T7"> </text:span><text:span text:style-name="T11">table_init;</text:span></text:p>
      <text:p text:style-name="P30"><text:span text:style-name="T7"><text:s text:c="4"/></text:span><text:span text:style-name="T10">file</text:span><text:span text:style-name="T11">&lt;&gt;</text:span><text:span text:style-name="T7"> </text:span><text:span text:style-name="T11">xml_file(conf_file.c_str());</text:span></text:p>
      <text:p text:style-name="P29"><text:span text:style-name="T7"><text:s text:c="4"/></text:span><text:span text:style-name="T11">table_init.parse&lt;</text:span><text:span text:style-name="T6">0</text:span><text:span text:style-name="T11">&gt;(xml_file.data());</text:span></text:p>
      <text:p text:style-name="P33"><text:span text:style-name="T7"><text:s text:c="4"/></text:span><text:span text:style-name="T9">auto</text:span><text:span text:style-name="T7"> </text:span><text:span text:style-name="T11">*root</text:span><text:span text:style-name="T7"> </text:span><text:span text:style-name="T11">=</text:span><text:span text:style-name="T7"> </text:span><text:span text:style-name="T11">table_init.first_node();</text:span></text:p>
      <text:p text:style-name="P30"><text:span text:style-name="T7"><text:s text:c="4"/></text:span><text:span text:style-name="T9">for</text:span><text:span text:style-name="T7"> </text:span><text:span text:style-name="T11">(</text:span><text:span text:style-name="T9">auto</text:span><text:span text:style-name="T7"> </text:span><text:span text:style-name="T11">tw_node</text:span><text:span text:style-name="T7"> </text:span><text:span text:style-name="T11">=</text:span><text:span text:style-name="T7"> </text:span><text:span text:style-name="T11">root-&gt;first_node(</text:span><text:span text:style-name="T8">"table_words"</text:span><text:span text:style-name="T11">)-&gt;first_node();</text:span></text:p>
      <text:p text:style-name="P30"><text:span text:style-name="T7"><text:s text:c="9"/></text:span><text:span text:style-name="T11">tw_node;</text:span></text:p>
      <text:p text:style-name="P30"><text:span text:style-name="T7"><text:s text:c="9"/></text:span><text:span text:style-name="T11">tw_node</text:span><text:span text:style-name="T7"> </text:span><text:span text:style-name="T11">=</text:span><text:span text:style-name="T7"> </text:span><text:span text:style-name="T11">tw_node-&gt;next_sibling()){</text:span></text:p>
      <text:p text:style-name="P30"><text:span text:style-name="T7"><text:s text:c="8"/></text:span><text:span text:style-name="T9">char</text:span><text:span text:style-name="T11">*</text:span><text:span text:style-name="T7"> </text:span><text:span text:style-name="T11">name</text:span><text:span text:style-name="T7"> </text:span><text:span text:style-name="T11">=</text:span><text:span text:style-name="T7"> </text:span><text:span text:style-name="T11">tw_node-&gt;first_attribute()-&gt;value();</text:span></text:p>
      <text:p text:style-name="P30"><text:span text:style-name="T7"><text:s text:c="8"/></text:span><text:span text:style-name="T9">char</text:span><text:span text:style-name="T11">*</text:span><text:span text:style-name="T7"> </text:span><text:span text:style-name="T11">num</text:span><text:span text:style-name="T7"> </text:span><text:span text:style-name="T11">=</text:span><text:span text:style-name="T7"> </text:span><text:span text:style-name="T11">tw_node-&gt;last_attribute()-&gt;value();</text:span></text:p>
      <text:p text:style-name="P30"><text:span text:style-name="T7"><text:s text:c="8"/></text:span><text:span text:style-name="T12">TW</text:span><text:span text:style-name="T11">.insert(</text:span><text:span text:style-name="T10">std</text:span><text:span text:style-name="T11">::pair&lt;</text:span>std<text:span text:style-name="T11">::</text:span>string<text:span text:style-name="T11">,</text:span><text:span text:style-name="T7"> </text:span>uint<text:span text:style-name="T11">&gt;(</text:span><text:span text:style-name="T10">std</text:span><text:span text:style-name="T11">::</text:span><text:span text:style-name="T10">string</text:span><text:span text:style-name="T11">(name),</text:span><text:span text:style-name="T7"> </text:span><text:span text:style-name="T11">atoi(num)));</text:span></text:p>
      <text:p text:style-name="P25"><text:span text:style-name="T7"><text:s text:c="4"/></text:span><text:span text:style-name="T11">}</text:span></text:p>
      <text:p text:style-name="P30"><text:span text:style-name="T7"><text:s text:c="4"/></text:span><text:span text:style-name="T9">for</text:span><text:span text:style-name="T7"> </text:span><text:span text:style-name="T11">(</text:span><text:span text:style-name="T9">auto</text:span><text:span text:style-name="T7"> </text:span><text:span text:style-name="T11">td_node</text:span><text:span text:style-name="T7"> </text:span><text:span text:style-name="T11">=</text:span><text:span text:style-name="T7"> </text:span><text:span text:style-name="T11">root-&gt;first_node(</text:span><text:span text:style-name="T8">"table_delimiters"</text:span><text:span text:style-name="T11">)-&gt;first_node();</text:span></text:p>
      <text:p text:style-name="P30"><text:span text:style-name="T7"><text:s text:c="9"/></text:span><text:span text:style-name="T11">td_node;</text:span></text:p>
      <text:p text:style-name="P30"><text:span text:style-name="T7"><text:s text:c="9"/></text:span><text:span text:style-name="T11">td_node</text:span><text:span text:style-name="T7"> </text:span><text:span text:style-name="T11">=</text:span><text:span text:style-name="T7"> </text:span><text:span text:style-name="T11">td_node-&gt;next_sibling()){</text:span></text:p>
      <text:p text:style-name="P30"><text:span text:style-name="T7"><text:s text:c="8"/></text:span><text:span text:style-name="T9">char</text:span><text:span text:style-name="T11">*</text:span><text:span text:style-name="T7"> </text:span><text:span text:style-name="T11">name</text:span><text:span text:style-name="T7"> </text:span><text:span text:style-name="T11">=</text:span><text:span text:style-name="T7"> </text:span><text:span text:style-name="T11">td_node-&gt;first_attribute()-&gt;value();</text:span></text:p>
      <text:p text:style-name="P30"><text:span text:style-name="T7"><text:s text:c="8"/></text:span><text:span text:style-name="T9">char</text:span><text:span text:style-name="T11">*</text:span><text:span text:style-name="T7"> </text:span><text:span text:style-name="T11">num</text:span><text:span text:style-name="T7"> </text:span><text:span text:style-name="T11">=</text:span><text:span text:style-name="T7"> </text:span><text:span text:style-name="T11">td_node-&gt;last_attribute()-&gt;value();</text:span></text:p>
      <text:p text:style-name="P30"><text:span text:style-name="T7"><text:s text:c="8"/></text:span><text:span text:style-name="T12">TD</text:span><text:span text:style-name="T11">.insert(</text:span><text:span text:style-name="T10">std</text:span><text:span text:style-name="T11">::pair&lt;</text:span>std<text:span text:style-name="T11">::</text:span>string<text:span text:style-name="T11">,</text:span><text:span text:style-name="T7"> </text:span>uint<text:span text:style-name="T11">&gt;(</text:span><text:span text:style-name="T10">std</text:span><text:span text:style-name="T11">::</text:span><text:span text:style-name="T10">string</text:span><text:span text:style-name="T11">(name),</text:span><text:span text:style-name="T7"> </text:span><text:span text:style-name="T11">atoi(num)));</text:span></text:p>
      <text:p text:style-name="P30"><text:span text:style-name="T7"><text:s text:c="4"/></text:span><text:span text:style-name="T11">}</text:span></text:p>
      <text:p text:style-name="P26">}</text:p>
      <text:p text:style-name="P30"><text:span text:style-name="T9">void</text:span><text:span text:style-name="T7"> </text:span><text:span text:style-name="T10">LexicalAnalyzer</text:span><text:span text:style-name="T11">::init_matrix()</text:span></text:p>
      <text:p text:style-name="P31">{</text:p>
      <text:p text:style-name="P25"><text:span text:style-name="T7"><text:s text:c="4"/></text:span><text:span text:style-name="T12">pascal_automata</text:span><text:span text:style-name="T7"> </text:span><text:span text:style-name="T11">=</text:span><text:span text:style-name="T7"> </text:span><text:span text:style-name="T9">new</text:span><text:span text:style-name="T7"> </text:span><text:span text:style-name="T10">matrix</text:span><text:span text:style-name="T11">&lt;</text:span><text:span text:style-name="T10">Transition</text:span><text:span text:style-name="T11">&gt;(</text:span><text:span text:style-name="T6">7</text:span><text:span text:style-name="T11">,</text:span><text:span text:style-name="T7"> </text:span><text:span text:style-name="T6">8</text:span><text:span text:style-name="T11">);</text:span></text:p>
      <text:p text:style-name="P30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10">CHA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ID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10">CHA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append_symbol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NUMB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NUM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NUMB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numb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O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O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C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C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cbracket_er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COLON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ASSIGN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COLON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DELIM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DELIM</text:span><text:span text:style-name="T11">).</text:span><text:span text:style-name="T12">action</text:span><text:span text:style-name="T7"> </text:span><text:span text:style-name="T11">=</text:span><text:span text:style-name="T7"> </text:span><text:soft-page-break/><text:span text:style-name="T11">&amp;</text:span><text:span text:style-name="T10">LexicalAnalyzer</text:span><text:span text:style-name="T11">::</text:span>got_delim_at_start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SPACE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SPACE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OTH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S</text:span><text:span text:style-name="T11">,</text:span><text:span text:style-name="T7"> </text:span><text:span text:style-name="T10">OTH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oth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CHA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ID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CHA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append_symbol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NUMB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ID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NUMB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append_symbol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DELIM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DELIM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delim_after_id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SPACE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SPACE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identifi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O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O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identifi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C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C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cbracket_er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COLON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ASSIGN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COLON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identifi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OTH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ID</text:span><text:span text:style-name="T11">,</text:span><text:span text:style-name="T7"> </text:span><text:span text:style-name="T10">OTH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other<text:span text:style-name="T11">;</text:span></text:p>
      <text:p text:style-name="P32"><text:s text:c="4"/></text:p>
      <text:p text:style-name="P30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CHA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CHA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char_at_numb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NUMB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NUM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NUMB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numb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DELIM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DELIM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delim_after_numb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SPACE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SPACE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make_numb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O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O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make_numb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C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oft-page-break/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C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cbracket_er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COLON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ASSIGN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COLON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make_numb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OTH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NUM</text:span><text:span text:style-name="T11">,</text:span><text:span text:style-name="T7"> </text:span><text:span text:style-name="T10">OTH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oth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CHA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CHA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NUMB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NUMB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DELIM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DELIM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SPACE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SPACE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C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C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COLON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COLON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OTH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COMMENT</text:span><text:span text:style-name="T11">,</text:span><text:span text:style-name="T7"> </text:span><text:span text:style-name="T10">OTH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do_nothing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CHA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ID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CHA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char_after_colon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NUMB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NUMB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number_after_colon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DELIM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DELIM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delim_after_colon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SPACE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S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SPACE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colon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O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COMMENT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O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colon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C_BRACKET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oft-page-break/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C_BRACKET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cbracket_er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OTHER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25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OTHER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other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COLON</text:span><text:span text:style-name="T11">).</text:span><text:span text:style-name="T12">next_state</text:span><text:span text:style-name="T7"> </text:span><text:span text:style-name="T11">=</text:span><text:span text:style-name="T7"> </text:span><text:span text:style-name="T10">ERR</text:span><text:span text:style-name="T11">;</text:span></text:p>
      <text:p text:style-name="P30"><text:span text:style-name="T7"><text:s text:c="4"/></text:span><text:span text:style-name="T12">pascal_automata</text:span><text:span text:style-name="T11">-&gt;at_element(</text:span><text:span text:style-name="T10">ASSIGN</text:span><text:span text:style-name="T11">,</text:span><text:span text:style-name="T7"> </text:span><text:span text:style-name="T10">COLON</text:span><text:span text:style-name="T11">).</text:span><text:span text:style-name="T12">action</text:span><text:span text:style-name="T7"> </text:span><text:span text:style-name="T11">=</text:span><text:span text:style-name="T7"> </text:span><text:span text:style-name="T11">&amp;</text:span><text:span text:style-name="T10">LexicalAnalyzer</text:span><text:span text:style-name="T11">::</text:span>got_other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colon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2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D</text:span><text:span text:style-name="T11">.find(</text:span><text:span text:style-name="T8">":"</text:span><text:span text:style-name="T11">)-&gt;</text:span>second<text:span text:style-name="T11">)</text:span>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delim_after_colon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9">if</text:span><text:span text:style-name="T7"> </text:span><text:span text:style-name="T11">(c</text:span><text:span text:style-name="T7"> </text:span><text:span text:style-name="T11">==</text:span><text:span text:style-name="T7"> </text:span><text:span text:style-name="T8">'='</text:span><text:span text:style-name="T11">){</text:span></text:p>
      <text:p text:style-name="P30"><text:span text:style-name="T7"><text:s text:c="8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2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D</text:span><text:span text:style-name="T11">.find(</text:span><text:span text:style-name="T8">":="</text:span><text:span text:style-name="T11">)-&gt;</text:span>second<text:span text:style-name="T11">)</text:span>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8"/></text:span><text:span text:style-name="T9">return</text:span><text:span text:style-name="T7"> </text:span><text:span text:style-name="T9">true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else</text:span><text:span text:style-name="T7"> </text:span><text:span text:style-name="T11">{</text:span></text:p>
      <text:p text:style-name="P30"><text:span text:style-name="T7"><text:s text:c="8"/></text:span><text:span text:style-name="T12">error_file</text:span><text:span text:style-name="T7"> </text:span><text:span text:style-name="T11">&lt;&lt;</text:span><text:span text:style-name="T7"> </text:span><text:span text:style-name="T8">"delim</text:span><text:span text:style-name="T7"> </text:span><text:span text:style-name="T8">after</text:span><text:span text:style-name="T7"> </text:span><text:span text:style-name="T8">colon</text:span><text:span text:style-name="T7"> </text:span><text:span text:style-name="T8">"</text:span><text:span text:style-name="T7"> </text:span><text:span text:style-name="T11">&lt;&lt;</text:span><text:span text:style-name="T7"> </text:span><text:span text:style-name="T11">c</text:span><text:span text:style-name="T7"> </text:span><text:span text:style-name="T11">&lt;&lt;</text:span><text:span text:style-name="T7"> </text:span><text:span text:style-name="T8">"</text:span><text:span text:style-name="T7"> </text:span><text:span text:style-name="T8">at</text:span><text:span text:style-name="T7"> </text:span><text:span text:style-name="T8">"</text:span><text:span text:style-name="T7"> </text:span><text:span text:style-name="T11">&lt;&lt;</text:span><text:span text:style-name="T7"> </text:span><text:span text:style-name="T12">line_number</text:span><text:span text:style-name="T7"> </text:span><text:span text:style-name="T11">&lt;&lt;</text:span><text:span text:style-name="T7"> </text:span><text:span text:style-name="T8">"</text:span><text:span text:style-name="T7"> </text:span><text:span text:style-name="T8">character</text:span><text:span text:style-name="T7"> </text:span><text:span text:style-name="T8">"</text:span><text:span text:style-name="T7"> </text:span><text:span text:style-name="T11">&lt;&lt;</text:span><text:span text:style-name="T7"> </text:span><text:span text:style-name="T12">char_number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8"/></text:span><text:span text:style-name="T9">return</text:span><text:span text:style-name="T7"> </text:span><text:span text:style-name="T9">false</text:span><text:span text:style-name="T11">;</text:span></text:p>
      <text:p text:style-name="P30"><text:span text:style-name="T7"><text:s text:c="4"/></text:span><text:span text:style-name="T11">}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number_after_colon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2">error_file</text:span><text:span text:style-name="T7"> </text:span><text:span text:style-name="T11">&lt;&lt;</text:span><text:span text:style-name="T7"> </text:span><text:span text:style-name="T8">"number</text:span><text:span text:style-name="T7"> </text:span><text:span text:style-name="T8">after</text:span><text:span text:style-name="T7"> </text:span><text:span text:style-name="T8">colon</text:span><text:span text:style-name="T7"> </text:span><text:span text:style-name="T8">at</text:span><text:span text:style-name="T7"> </text:span><text:span text:style-name="T8">line</text:span><text:span text:style-name="T7"> </text:span><text:span text:style-name="T8">"</text:span><text:span text:style-name="T7"> </text:span><text:span text:style-name="T11">&lt;&lt;</text:span><text:span text:style-name="T7"> </text:span><text:span text:style-name="T12">line_number</text:span><text:span text:style-name="T7"> </text:span><text:span text:style-name="T11">&lt;&lt;</text:span><text:span text:style-name="T7"> </text:span><text:span text:style-name="T8">"</text:span><text:span text:style-name="T7"> </text:span><text:span text:style-name="T8">character</text:span><text:span text:style-name="T7"> </text:span><text:span text:style-name="T8">"</text:span><text:span text:style-name="T7"> </text:span><text:span text:style-name="T11">&lt;&lt;</text:span><text:span text:style-name="T7"> </text:span><text:span text:style-name="T12">char_number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fals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char_after_colon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1">append_symbol(c);</text:span></text:p>
      <text:p text:style-name="P30"><text:span text:style-name="T7"><text:s text:c="4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2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D</text:span><text:span text:style-name="T11">.find(</text:span><text:span text:style-name="T8">":"</text:span><text:span text:style-name="T11">)-&gt;</text:span>second<text:span text:style-name="T11">)</text:span>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make_number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9">bool</text:span><text:span text:style-name="T7"> </text:span><text:span text:style-name="T11">present_in_TNUM</text:span><text:span text:style-name="T7"> </text:span><text:span text:style-name="T11">=</text:span><text:span text:style-name="T7"> </text:span><text:span text:style-name="T11">(</text:span><text:span text:style-name="T12">TNUM</text:span><text:span text:style-name="T11">.find(</text:span><text:span text:style-name="T12">num_buffer</text:span><text:span text:style-name="T11">)</text:span><text:span text:style-name="T7"> </text:span><text:span text:style-name="T11">!=</text:span><text:span text:style-name="T7"> </text:span><text:span text:style-name="T12">TNUM</text:span><text:span text:style-name="T11">.end());</text:span></text:p>
      <text:p text:style-name="P30"><text:span text:style-name="T7"><text:s text:c="4"/></text:span><text:span text:style-name="T9">if</text:span><text:span text:style-name="T7"> </text:span><text:span text:style-name="T11">(!present_in_TNUM)</text:span><text:span text:style-name="T7"> </text:span><text:span text:style-name="T11">{</text:span></text:p>
      <text:p text:style-name="P30"><text:span text:style-name="T7"><text:s text:c="8"/></text:span><text:span text:style-name="T12">TNUM</text:span><text:span text:style-name="T11">.insert(</text:span><text:span text:style-name="T10">std</text:span><text:span text:style-name="T11">::pair&lt;</text:span><text:span text:style-name="T9">int</text:span><text:span text:style-name="T11">,</text:span><text:span text:style-name="T7"> </text:span>uint<text:span text:style-name="T11">&gt;(</text:span><text:span text:style-name="T12">num_buffer</text:span><text:span text:style-name="T11">,</text:span><text:span text:style-name="T7"> </text:span><text:span text:style-name="T12">tnum_counter</text:span><text:span text:style-name="T11">++));</text:span></text:p>
      <text:p text:style-name="P30"><text:span text:style-name="T7"><text:s text:c="4"/></text:span><text:span text:style-name="T11">}</text:span></text:p>
      <text:p text:style-name="P30"><text:span text:style-name="T7"><text:s text:c="4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3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NUM</text:span><text:span text:style-name="T11">.find(</text:span><text:span text:style-name="T12">num_buffer</text:span><text:span text:style-name="T11">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12">num_buffer</text:span><text:span text:style-name="T7"> </text:span><text:span text:style-name="T11">=</text:span><text:span text:style-name="T7"> </text:span><text:span text:style-name="T6">0</text:span>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delim_after_number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1">make_number(</text:span><text:span text:style-name="T6">0</text:span><text:span text:style-name="T11">);</text:span></text:p>
      <text:p text:style-name="P30"><text:span text:style-name="T7"><text:s text:c="4"/></text:span><text:span text:style-name="T10">std</text:span><text:span text:style-name="T11">::</text:span><text:span text:style-name="T10">stringstream</text:span><text:span text:style-name="T7"> </text:span><text:span text:style-name="T11">ss;</text:span></text:p>
      <text:p text:style-name="P30"><text:span text:style-name="T7"><text:s text:c="4"/></text:span><text:span text:style-name="T11">ss</text:span><text:span text:style-name="T7"> </text:span><text:span text:style-name="T11">&lt;&lt;</text:span><text:span text:style-name="T7"> </text:span><text:span text:style-name="T11">c;</text:span></text:p>
      <text:p text:style-name="P30"><text:span text:style-name="T7"><text:s text:c="4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2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D</text:span><text:span text:style-name="T11">.find(ss.str()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char_at_number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2">error_file</text:span><text:span text:style-name="T7"> </text:span><text:span text:style-name="T11">&lt;&lt;</text:span><text:span text:style-name="T7"> </text:span><text:span text:style-name="T8">"identifier</text:span><text:span text:style-name="T7"> </text:span><text:span text:style-name="T8">starts</text:span><text:span text:style-name="T7"> </text:span><text:span text:style-name="T8">with</text:span><text:span text:style-name="T7"> </text:span><text:span text:style-name="T8">number"</text:span><text:span text:style-name="T7"> </text:span><text:span text:style-name="T11">&lt;&lt;</text:span><text:span text:style-name="T7"> </text:span><text:span text:style-name="T11">c</text:span><text:span text:style-name="T7"> </text:span><text:span text:style-name="T11">&lt;&lt;</text:span><text:span text:style-name="T7"> </text:span><text:span text:style-name="T8">"</text:span><text:span text:style-name="T7"> </text:span><text:span text:style-name="T8">at</text:span><text:span text:style-name="T7"> </text:span><text:span text:style-name="T8">line</text:span><text:span text:style-name="T7"> </text:span><text:span text:style-name="T8">"</text:span><text:span text:style-name="T7"> </text:span><text:span text:style-name="T11">&lt;&lt;</text:span><text:span text:style-name="T7"> </text:span><text:span text:style-name="T12">line_number</text:span><text:span text:style-name="T7"> </text:span><text:span text:style-name="T11">&lt;&lt;</text:span><text:span text:style-name="T7"> </text:span><text:span text:style-name="T8">"</text:span><text:span text:style-name="T7"> </text:span><text:span text:style-name="T8">character</text:span><text:span text:style-name="T7"> </text:span><text:span text:style-name="T8">"</text:span><text:span text:style-name="T7"> </text:span><text:span text:style-name="T11">&lt;&lt;</text:span><text:span text:style-name="T7"> </text:span><text:span text:style-name="T12">char_number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oft-page-break/><text:span text:style-name="T7"><text:s text:c="4"/></text:span><text:span text:style-name="T9">return</text:span><text:span text:style-name="T7"> </text:span><text:span text:style-name="T9">fals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do_nothing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end_after_identifier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1">got_identifier(c);</text:span></text:p>
      <text:p text:style-name="P30"><text:span text:style-name="T7"><text:s text:c="4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2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D</text:span><text:span text:style-name="T11">.find(</text:span><text:span text:style-name="T8">"."</text:span><text:span text:style-name="T11">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fals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other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2">error_file</text:span><text:span text:style-name="T7"> </text:span><text:span text:style-name="T11">&lt;&lt;</text:span><text:span text:style-name="T7"> </text:span><text:span text:style-name="T8">"found</text:span><text:span text:style-name="T7"> </text:span><text:span text:style-name="T8">other</text:span><text:span text:style-name="T7"> </text:span><text:span text:style-name="T8">character</text:span><text:span text:style-name="T7"> </text:span><text:span text:style-name="T8">"</text:span><text:span text:style-name="T7"> </text:span><text:span text:style-name="T11">&lt;&lt;</text:span><text:span text:style-name="T7"> </text:span><text:span text:style-name="T11">c</text:span><text:span text:style-name="T7"> </text:span><text:span text:style-name="T11">&lt;&lt;</text:span><text:span text:style-name="T7"> </text:span><text:span text:style-name="T8">"</text:span><text:span text:style-name="T7"> </text:span><text:span text:style-name="T8">at</text:span><text:span text:style-name="T7"> </text:span><text:span text:style-name="T8">line</text:span><text:span text:style-name="T7"> </text:span><text:span text:style-name="T8">"</text:span><text:span text:style-name="T7"> </text:span><text:span text:style-name="T11">&lt;&lt;</text:span><text:span text:style-name="T7"> </text:span><text:span text:style-name="T12">line_number</text:span><text:span text:style-name="T7"> </text:span><text:span text:style-name="T11">&lt;&lt;</text:span><text:span text:style-name="T7"> </text:span><text:span text:style-name="T8">"</text:span><text:span text:style-name="T7"> </text:span><text:span text:style-name="T8">character</text:span><text:span text:style-name="T7"> </text:span><text:span text:style-name="T8">"</text:span><text:span text:style-name="T7"> </text:span><text:span text:style-name="T11">&lt;&lt;</text:span><text:span text:style-name="T7"> </text:span><text:span text:style-name="T12">char_number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fals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cbracket_err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2">error_file</text:span><text:span text:style-name="T7"> </text:span><text:span text:style-name="T11">&lt;&lt;</text:span><text:span text:style-name="T7"> </text:span><text:span text:style-name="T8">"found</text:span><text:span text:style-name="T7"> </text:span><text:span text:style-name="T8">closing</text:span><text:span text:style-name="T7"> </text:span><text:span text:style-name="T8">bracket</text:span><text:span text:style-name="T7"> </text:span><text:span text:style-name="T8">before</text:span><text:span text:style-name="T7"> </text:span><text:span text:style-name="T8">opening</text:span><text:span text:style-name="T7"> </text:span><text:span text:style-name="T8">one</text:span><text:span text:style-name="T7"> </text:span><text:span text:style-name="T8">"</text:span></text:p>
      <text:p text:style-name="P30"><text:span text:style-name="T7"><text:s text:c="15"/></text:span><text:span text:style-name="T11">&lt;&lt;</text:span><text:span text:style-name="T7"> </text:span><text:span text:style-name="T8">"</text:span><text:span text:style-name="T7"> </text:span><text:span text:style-name="T8">at</text:span><text:span text:style-name="T7"> </text:span><text:span text:style-name="T8">line</text:span><text:span text:style-name="T7"> </text:span><text:span text:style-name="T8">"</text:span><text:span text:style-name="T7"> </text:span><text:span text:style-name="T11">&lt;&lt;</text:span><text:span text:style-name="T7"> </text:span><text:span text:style-name="T12">line_number</text:span><text:span text:style-name="T7"> </text:span><text:span text:style-name="T11">&lt;&lt;</text:span><text:span text:style-name="T7"> </text:span><text:span text:style-name="T8">"</text:span><text:span text:style-name="T7"> </text:span><text:span text:style-name="T8">character</text:span><text:span text:style-name="T7"> </text:span><text:span text:style-name="T8">"</text:span><text:span text:style-name="T7"> </text:span><text:span text:style-name="T11">&lt;&lt;</text:span><text:span text:style-name="T7"> </text:span><text:span text:style-name="T12">char_number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false</text:span><text:span text:style-name="T11">;</text:span></text:p>
      <text:p text:style-name="P38">}</text:p>
      <text:p text:style-name="P28"><text:span text:style-name="T9">bool</text:span><text:span text:style-name="T7"> </text:span><text:span text:style-name="T10">LexicalAnalyzer</text:span><text:span text:style-name="T11">::got_delim_after_id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1">got_identifier(</text:span><text:span text:style-name="T6">0</text:span><text:span text:style-name="T11">);</text:span></text:p>
      <text:p text:style-name="P30"><text:span text:style-name="T7"><text:s text:c="4"/></text:span><text:span text:style-name="T10">std</text:span><text:span text:style-name="T11">::</text:span><text:span text:style-name="T10">stringstream</text:span><text:span text:style-name="T7"> </text:span><text:span text:style-name="T11">ss;</text:span></text:p>
      <text:p text:style-name="P30"><text:span text:style-name="T7"><text:s text:c="4"/></text:span><text:span text:style-name="T11">ss</text:span><text:span text:style-name="T7"> </text:span><text:span text:style-name="T11">&lt;&lt;</text:span><text:span text:style-name="T7"> </text:span><text:span text:style-name="T11">c;</text:span></text:p>
      <text:p text:style-name="P30"><text:span text:style-name="T7"><text:s text:c="4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2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D</text:span><text:span text:style-name="T11">.find(ss.str()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25"><text:span text:style-name="T9">bool</text:span><text:span text:style-name="T7"> </text:span><text:span text:style-name="T10">LexicalAnalyzer</text:span><text:span text:style-name="T11">::got_identifier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0">std</text:span><text:span text:style-name="T11">::</text:span><text:span text:style-name="T10">string</text:span><text:span text:style-name="T7"> </text:span><text:span text:style-name="T11">identifier</text:span><text:span text:style-name="T7"> </text:span><text:span text:style-name="T11">=</text:span><text:span text:style-name="T7"> </text:span><text:span text:style-name="T12">char_buffer</text:span><text:span text:style-name="T11">.str();</text:span></text:p>
      <text:p text:style-name="P25"><text:span text:style-name="T7"><text:s text:c="4"/></text:span><text:span text:style-name="T9">bool</text:span><text:span text:style-name="T7"> </text:span><text:span text:style-name="T11">present_in_TW</text:span><text:span text:style-name="T7"> </text:span><text:span text:style-name="T11">=</text:span><text:span text:style-name="T7"> </text:span><text:span text:style-name="T11">(</text:span><text:span text:style-name="T12">TW</text:span><text:span text:style-name="T11">.find(identifier)</text:span><text:span text:style-name="T7"> </text:span><text:span text:style-name="T11">!=</text:span><text:span text:style-name="T7"> </text:span><text:span text:style-name="T12">TW</text:span><text:span text:style-name="T11">.end());</text:span></text:p>
      <text:p text:style-name="P30"><text:span text:style-name="T7"><text:s text:c="4"/></text:span><text:span text:style-name="T9">if</text:span><text:span text:style-name="T7"> </text:span><text:span text:style-name="T11">(present_in_TW)</text:span><text:span text:style-name="T7"> </text:span><text:span text:style-name="T11">{</text:span></text:p>
      <text:p text:style-name="P30"><text:span text:style-name="T7"><text:s text:c="8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1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W</text:span><text:span text:style-name="T11">.find(identifier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11">}</text:span><text:span text:style-name="T7"> </text:span><text:span text:style-name="T9">else</text:span><text:span text:style-name="T7"> </text:span><text:span text:style-name="T11">{</text:span></text:p>
      <text:p text:style-name="P30"><text:span text:style-name="T7"><text:s text:c="8"/></text:span><text:span text:style-name="T9">bool</text:span><text:span text:style-name="T7"> </text:span><text:span text:style-name="T11">present_in_TID</text:span><text:span text:style-name="T7"> </text:span><text:span text:style-name="T11">=</text:span><text:span text:style-name="T7"> </text:span><text:span text:style-name="T11">(</text:span><text:span text:style-name="T12">TID</text:span><text:span text:style-name="T11">.find(identifier)</text:span><text:span text:style-name="T7"> </text:span><text:span text:style-name="T11">!=</text:span><text:span text:style-name="T7"> </text:span><text:span text:style-name="T12">TID</text:span><text:span text:style-name="T11">.end());</text:span></text:p>
      <text:p text:style-name="P30"><text:span text:style-name="T7"><text:s text:c="8"/></text:span><text:span text:style-name="T9">if</text:span><text:span text:style-name="T7"> </text:span><text:span text:style-name="T11">(!present_in_TID){</text:span></text:p>
      <text:p text:style-name="P30"><text:span text:style-name="T7"><text:s text:c="12"/></text:span><text:span text:style-name="T12">TID</text:span><text:span text:style-name="T11">.insert(</text:span><text:span text:style-name="T10">std</text:span><text:span text:style-name="T11">::pair&lt;</text:span>std<text:span text:style-name="T11">::</text:span>string<text:span text:style-name="T11">,</text:span><text:span text:style-name="T7"> </text:span>uint<text:span text:style-name="T11">&gt;(identifier,</text:span><text:span text:style-name="T7"> </text:span><text:span text:style-name="T12">tid_counter</text:span><text:span text:style-name="T11">++));</text:span></text:p>
      <text:p text:style-name="P30"><text:span text:style-name="T7"><text:s text:c="8"/></text:span><text:span text:style-name="T11">}</text:span></text:p>
      <text:p text:style-name="P30"><text:span text:style-name="T7"><text:s text:c="8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4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ID</text:span><text:span text:style-name="T11">.find(identifier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11">}</text:span></text:p>
      <text:p text:style-name="P30"><text:span text:style-name="T7"><text:s text:c="4"/></text:span><text:span text:style-name="T12">char_buffer</text:span><text:span text:style-name="T11">.str(</text:span><text:span text:style-name="T10">std</text:span><text:span text:style-name="T11">::</text:span><text:span text:style-name="T10">string</text:span><text:span text:style-name="T11">());</text:span></text:p>
      <text:p text:style-name="P30"><text:span text:style-name="T7"><text:s text:c="4"/></text:span><text:span text:style-name="T12">char_buffer</text:span><text:span text:style-name="T11">.</text:span>clear<text:span text:style-name="T11">()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end_at_start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2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D</text:span><text:span text:style-name="T11">.find(</text:span><text:span text:style-name="T8">"."</text:span><text:span text:style-name="T11">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fals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delim_at_start(</text:span><text:span text:style-name="T9">char</text:span><text:span text:style-name="T7"> </text:span><text:span text:style-name="T11">c){</text:span></text:p>
      <text:p text:style-name="P30"><text:soft-page-break/><text:span text:style-name="T7"><text:s text:c="4"/></text:span><text:span text:style-name="T10">std</text:span><text:span text:style-name="T11">::</text:span><text:span text:style-name="T10">stringstream</text:span><text:span text:style-name="T7"> </text:span><text:span text:style-name="T11">ss;</text:span></text:p>
      <text:p text:style-name="P30"><text:span text:style-name="T7"><text:s text:c="4"/></text:span><text:span text:style-name="T11">ss</text:span><text:span text:style-name="T7"> </text:span><text:span text:style-name="T11">&lt;&lt;</text:span><text:span text:style-name="T7"> </text:span><text:span text:style-name="T11">c;</text:span></text:p>
      <text:p text:style-name="P30"><text:span text:style-name="T7"><text:s text:c="4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2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D</text:span><text:span text:style-name="T11">.find(ss.str()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0"><text:span text:style-name="T8">//???</text:span><text:span text:style-name="T7"> </text:span><text:span text:style-name="T8">зачем</text:span><text:span text:style-name="T7"> </text:span><text:span text:style-name="T8">это</text:span></text:p>
      <text:p text:style-name="P30"><text:span text:style-name="T8">//bool</text:span><text:span text:style-name="T7"> </text:span><text:span text:style-name="T8">LexicalAnalyzer::got_colon(char</text:span><text:span text:style-name="T7"> </text:span><text:span text:style-name="T8">c){</text:span></text:p>
      <text:p text:style-name="P30"><text:span text:style-name="T8">//</text:span><text:span text:style-name="T7"> <text:s text:c="3"/></text:span><text:span text:style-name="T8">get_next_char();</text:span></text:p>
      <text:p text:style-name="P27">//}</text:p>
      <text:p text:style-name="P30"><text:span text:style-name="T9">char</text:span><text:span text:style-name="T7"> </text:span><text:span text:style-name="T10">LexicalAnalyzer</text:span><text:span text:style-name="T11">::get_next_char(){</text:span></text:p>
      <text:p text:style-name="P30"><text:span text:style-name="T7"><text:s text:c="4"/></text:span><text:span text:style-name="T9">char</text:span><text:span text:style-name="T7"> </text:span><text:span text:style-name="T11">c;</text:span></text:p>
      <text:p text:style-name="P30"><text:span text:style-name="T7"><text:s text:c="4"/></text:span><text:span text:style-name="T12">input_file</text:span><text:span text:style-name="T11">.get(c);</text:span></text:p>
      <text:p text:style-name="P30"><text:span text:style-name="T7"><text:s text:c="4"/></text:span><text:span text:style-name="T9">return</text:span><text:span text:style-name="T7"> </text:span><text:span text:style-name="T11">c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got_number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12">num_buffer</text:span><text:span text:style-name="T7"> </text:span><text:span text:style-name="T11">=</text:span><text:span text:style-name="T7"> </text:span><text:span text:style-name="T12">num_buffer</text:span><text:span text:style-name="T11">*</text:span><text:span text:style-name="T6">10</text:span><text:span text:style-name="T7"> </text:span><text:span text:style-name="T11">+</text:span><text:span text:style-name="T7"> </text:span><text:span text:style-name="T11">(c</text:span><text:span text:style-name="T7"> </text:span><text:span text:style-name="T11">-</text:span><text:span text:style-name="T7"> </text:span><text:span text:style-name="T8">'0'</text:span><text:span text:style-name="T11">)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0"><text:span text:style-name="T9">bool</text:span><text:span text:style-name="T7"> </text:span><text:span text:style-name="T10">LexicalAnalyzer</text:span><text:span text:style-name="T11">::append_symbol(</text:span><text:span text:style-name="T9">char</text:span><text:span text:style-name="T7"> </text:span><text:span text:style-name="T11">c){</text:span></text:p>
      <text:p text:style-name="P30"><text:span text:style-name="T7"><text:s text:c="4"/></text:span><text:span text:style-name="T9">if</text:span><text:span text:style-name="T7"> </text:span><text:span text:style-name="T11">(c</text:span><text:span text:style-name="T7"> </text:span><text:span text:style-name="T11">==</text:span><text:span text:style-name="T7"> </text:span><text:span text:style-name="T8">'.'</text:span><text:span text:style-name="T11">){</text:span></text:p>
      <text:p text:style-name="P30"><text:span text:style-name="T7"><text:s text:c="8"/></text:span><text:span text:style-name="T10">std</text:span><text:span text:style-name="T11">::</text:span><text:span text:style-name="T10">string</text:span><text:span text:style-name="T7"> </text:span><text:span text:style-name="T11">identifier</text:span><text:span text:style-name="T7"> </text:span><text:span text:style-name="T11">=</text:span><text:span text:style-name="T7"> </text:span><text:span text:style-name="T12">char_buffer</text:span><text:span text:style-name="T11">.str();</text:span></text:p>
      <text:p text:style-name="P30"><text:span text:style-name="T7"><text:s text:c="8"/></text:span><text:span text:style-name="T9">if</text:span><text:span text:style-name="T7"> </text:span><text:span text:style-name="T11">(identifier</text:span><text:span text:style-name="T7"> </text:span><text:span text:style-name="T11">==</text:span><text:span text:style-name="T7"> </text:span><text:span text:style-name="T8">"END"</text:span><text:span text:style-name="T11">)</text:span><text:span text:style-name="T7"> </text:span><text:span text:style-name="T11">{</text:span></text:p>
      <text:p text:style-name="P30"><text:span text:style-name="T7"><text:s text:c="12"/></text:span><text:span text:style-name="T12">output_file</text:span><text:span text:style-name="T7"> </text:span><text:span text:style-name="T11">&lt;&lt;</text:span><text:span text:style-name="T7"> </text:span><text:span text:style-name="T8">"&lt;"</text:span><text:span text:style-name="T7"> </text:span><text:span text:style-name="T11">&lt;&lt;</text:span><text:span text:style-name="T7"> </text:span><text:span text:style-name="T6">1</text:span><text:span text:style-name="T7"> </text:span><text:span text:style-name="T11">&lt;&lt;</text:span><text:span text:style-name="T7"> </text:span><text:span text:style-name="T8">","</text:span><text:span text:style-name="T7"> </text:span><text:span text:style-name="T11">&lt;&lt;</text:span><text:span text:style-name="T7"> </text:span><text:span text:style-name="T11">(</text:span><text:span text:style-name="T12">TW</text:span><text:span text:style-name="T11">.find(</text:span><text:span text:style-name="T8">"END."</text:span><text:span text:style-name="T11">))-&gt;</text:span>second<text:span text:style-name="T7"> </text:span><text:span text:style-name="T11">&lt;&lt;</text:span><text:span text:style-name="T7"> </text:span><text:span text:style-name="T8">"&gt;</text:span><text:span text:style-name="T7"> </text:span><text:span text:style-name="T8">"</text:span><text:span text:style-name="T11">;</text:span></text:p>
      <text:p text:style-name="P30"><text:span text:style-name="T7"><text:s text:c="8"/></text:span><text:span text:style-name="T11">}</text:span><text:span text:style-name="T7"> </text:span><text:span text:style-name="T9">else</text:span><text:span text:style-name="T7"> </text:span><text:span text:style-name="T11">{</text:span></text:p>
      <text:p text:style-name="P30"><text:span text:style-name="T7"><text:s text:c="12"/></text:span><text:span text:style-name="T12">error_file</text:span><text:span text:style-name="T7"> </text:span><text:span text:style-name="T11">&lt;&lt;</text:span><text:span text:style-name="T7"> </text:span><text:span text:style-name="T8">"found</text:span><text:span text:style-name="T7"> </text:span><text:span text:style-name="T8">.</text:span><text:span text:style-name="T7"> </text:span><text:span text:style-name="T8">"</text:span></text:p>
      <text:p text:style-name="P30"><text:span text:style-name="T7"><text:s text:c="23"/></text:span><text:span text:style-name="T11">&lt;&lt;</text:span><text:span text:style-name="T7"> </text:span><text:span text:style-name="T8">"</text:span><text:span text:style-name="T7"> </text:span><text:span text:style-name="T8">at</text:span><text:span text:style-name="T7"> </text:span><text:span text:style-name="T8">line</text:span><text:span text:style-name="T7"> </text:span><text:span text:style-name="T8">"</text:span><text:span text:style-name="T7"> </text:span><text:span text:style-name="T11">&lt;&lt;</text:span><text:span text:style-name="T7"> </text:span><text:span text:style-name="T12">line_number</text:span><text:span text:style-name="T7"> </text:span><text:span text:style-name="T11">&lt;&lt;</text:span><text:span text:style-name="T7"> </text:span><text:span text:style-name="T8">"</text:span><text:span text:style-name="T7"> </text:span><text:span text:style-name="T8">character</text:span><text:span text:style-name="T7"> </text:span><text:span text:style-name="T8">"</text:span><text:span text:style-name="T7"> </text:span><text:span text:style-name="T11">&lt;&lt;</text:span><text:span text:style-name="T7"> </text:span><text:span text:style-name="T12">char_number</text:span><text:span text:style-name="T7"> </text:span><text:span text:style-name="T11">&lt;&lt;</text:span><text:span text:style-name="T7"> </text:span><text:span text:style-name="T10">std</text:span><text:span text:style-name="T11">::</text:span>endl<text:span text:style-name="T11">;</text:span></text:p>
      <text:p text:style-name="P30"><text:span text:style-name="T7"><text:s text:c="8"/></text:span><text:span text:style-name="T11">}</text:span></text:p>
      <text:p text:style-name="P30"><text:span text:style-name="T7"><text:s text:c="8"/></text:span><text:span text:style-name="T9">return</text:span><text:span text:style-name="T7"> </text:span><text:span text:style-name="T9">false</text:span><text:span text:style-name="T11">;</text:span></text:p>
      <text:p text:style-name="P30"><text:span text:style-name="T7"><text:s text:c="4"/></text:span><text:span text:style-name="T11">}</text:span></text:p>
      <text:p text:style-name="P30"><text:span text:style-name="T7"><text:s text:c="4"/></text:span><text:span text:style-name="T12">char_buffer</text:span><text:span text:style-name="T11">.put(c);</text:span></text:p>
      <text:p text:style-name="P30"><text:span text:style-name="T7"><text:s text:c="4"/></text:span><text:span text:style-name="T9">return</text:span><text:span text:style-name="T7"> </text:span><text:span text:style-name="T9">true</text:span><text:span text:style-name="T11">;</text:span></text:p>
      <text:p text:style-name="P26">}</text:p>
      <text:p text:style-name="P37"><text:tab/>2.4 Текст входной программы на языке PASCAL</text:p>
      <text:p text:style-name="P12">PROGRAM STATS { comment }</text:p>
      <text:p text:style-name="P12">VAR</text:p>
      <text:p text:style-name="P12">SUM, SUMSQ, I, VALUE, MEAN, VARIANCE: INTEGER</text:p>
      <text:p text:style-name="P12">BEGIN</text:p>
      <text:p text:style-name="P12">SUM := 0;</text:p>
      <text:p text:style-name="P12">SUMSQ := 0;</text:p>
      <text:p text:style-name="P12">FOR I := 1 TO 100 DO</text:p>
      <text:p text:style-name="P12">BEGIN</text:p>
      <text:p text:style-name="P12">READ( VALUE );</text:p>
      <text:p text:style-name="P12">SUM := SUM + VALUE;</text:p>
      <text:p text:style-name="P12">SUMSQ := SUMSQ + VALUE + VALUE;</text:p>
      <text:p text:style-name="P12">END;</text:p>
      <text:p text:style-name="P12">MEAN := SUM DIV 100;</text:p>
      <text:p text:style-name="P12">VARIANCE := SUMSQ DIV 100 - MEAN * MEAN;</text:p>
      <text:p text:style-name="P12">WRITE( MEAN, VARIANCE );</text:p>
      <text:p text:style-name="P12">END.</text:p>
      <text:p text:style-name="P11"/>
      <text:p text:style-name="P9"><text:tab/>2.5 Входной файл грамматики</text:p>
      <text:p text:style-name="P12">&lt;?xml version="1.0" encoding="UTF-8"?&gt;</text:p>
      <text:p text:style-name="P12"><text:soft-page-break/>&lt;lexic_analyzer_tables&gt;</text:p>
      <text:p text:style-name="P12"><text:tab/>&lt;table_words&gt;</text:p>
      <text:p text:style-name="P12"><text:tab/><text:tab/>&lt;word name="PROGRAM" number="1"/&gt;</text:p>
      <text:p text:style-name="P12"><text:tab/><text:tab/>&lt;word name="VAR" number="2"/&gt;</text:p>
      <text:p text:style-name="P12"><text:tab/><text:tab/>&lt;word name="BEGIN" number="3"/&gt;</text:p>
      <text:p text:style-name="P12"><text:tab/><text:tab/>&lt;word name="END" number="4"/&gt;</text:p>
      <text:p text:style-name="P12"><text:tab/><text:tab/>&lt;word name="END." number="5"/&gt;</text:p>
      <text:p text:style-name="P12"><text:tab/><text:tab/>&lt;word name="INTEGER" number="6"/&gt;</text:p>
      <text:p text:style-name="P12"><text:tab/><text:tab/>&lt;word name="REAL" number="7"/&gt;</text:p>
      <text:p text:style-name="P12"><text:tab/><text:tab/>&lt;word name="CHAR" number="8"/&gt;</text:p>
      <text:p text:style-name="P12"><text:tab/><text:tab/>&lt;word name="BOOLEAN" number="9"/&gt;</text:p>
      <text:p text:style-name="P12"><text:tab/><text:tab/>&lt;word name="STRING" number="10"/&gt;</text:p>
      <text:p text:style-name="P12"><text:tab/><text:tab/>&lt;word name="FOR" number="11"/&gt;</text:p>
      <text:p text:style-name="P12"><text:tab/><text:tab/>&lt;word name="READ" number="12"/&gt;</text:p>
      <text:p text:style-name="P12"><text:tab/><text:tab/>&lt;word name="WRITE" number="13"/&gt;</text:p>
      <text:p text:style-name="P12"><text:tab/><text:tab/>&lt;word name="TO" number="14"/&gt;</text:p>
      <text:p text:style-name="P12"><text:tab/><text:tab/>&lt;word name="DO" number="15"/&gt;</text:p>
      <text:p text:style-name="P12"><text:tab/><text:tab/>&lt;word name="DIV" number="16"/&gt;</text:p>
      <text:p text:style-name="P12"><text:tab/>&lt;/table_words&gt;</text:p>
      <text:p text:style-name="P12"><text:tab/>&lt;table_delimiters&gt;</text:p>
      <text:p text:style-name="P12"><text:tab/><text:tab/>&lt;delimiter name=";" number="1"/&gt;</text:p>
      <text:p text:style-name="P12"><text:tab/><text:tab/>&lt;delimiter name=":" number="2"/&gt;</text:p>
      <text:p text:style-name="P12"><text:tab/><text:tab/>&lt;delimiter name="," number="3"/&gt;</text:p>
      <text:p text:style-name="P12"><text:tab/><text:tab/>&lt;delimiter name="+" number="4"/&gt;</text:p>
      <text:p text:style-name="P12"><text:tab/><text:tab/>&lt;delimiter name="-" number="5"/&gt;</text:p>
      <text:p text:style-name="P12"><text:tab/><text:tab/>&lt;delimiter name="*" number="6"/&gt;</text:p>
      <text:p text:style-name="P12"><text:tab/><text:tab/>&lt;delimiter name="(" number="7"/&gt;</text:p>
      <text:p text:style-name="P12"><text:tab/><text:tab/>&lt;delimiter name=")" number="8"/&gt;</text:p>
      <text:p text:style-name="P12"><text:tab/><text:tab/>&lt;delimiter name=":=" number="9"/&gt;</text:p>
      <text:p text:style-name="P12"><text:tab/><text:tab/>&lt;delimiter name="(*" number="10"/&gt;</text:p>
      <text:p text:style-name="P12"><text:tab/><text:tab/>&lt;delimiter name="*)" number="11"/&gt;</text:p>
      <text:p text:style-name="P12"><text:tab/><text:tab/>&lt;delimiter name="=" number="12"/&gt;</text:p>
      <text:p text:style-name="P12"><text:tab/>&lt;/table_delimiters&gt;</text:p>
      <text:p text:style-name="P12">&lt;/lexic_analyzer_tables&gt;</text:p>
      <text:p text:style-name="P11"/>
      <text:p text:style-name="P9"><text:tab/>2.6 Результаты работы</text:p>
      <text:p text:style-name="P12">Literals table</text:p>
      <text:p text:style-name="P12">0 1</text:p>
      <text:p text:style-name="P12">1 2</text:p>
      <text:p text:style-name="P12">100 3</text:p>
      <text:p text:style-name="P12">Identifiers table</text:p>
      <text:p text:style-name="P12">I 4</text:p>
      <text:p text:style-name="P12">MEAN 6</text:p>
      <text:p text:style-name="P12">STATS 1</text:p>
      <text:p text:style-name="P12">SUM 2</text:p>
      <text:p text:style-name="P12">SUMSQ 3</text:p>
      <text:p text:style-name="P12">VALUE 5</text:p>
      <text:p text:style-name="P12">VARIANCE 7</text:p>
      <text:p text:style-name="P12"/>
      <text:p text:style-name="P12">&lt;1,1&gt; &lt;4,1&gt; &lt;1,2&gt; &lt;4,2&gt; &lt;2,3&gt; &lt;4,3&gt; &lt;2,3&gt; &lt;4,4&gt; &lt;2,3&gt; &lt;4,5&gt; &lt;2,3&gt; &lt;4,6&gt; &lt;2,3&gt; &lt;4,7&gt; &lt;2,2&gt; &lt;1,6&gt; &lt;1,3&gt; &lt;4,2&gt; &lt;2,9&gt; &lt;3,1&gt; &lt;2,1&gt; &lt;4,3&gt; &lt;2,9&gt; &lt;3,1&gt; &lt;2,1&gt; &lt;1,11&gt; &lt;4,4&gt; &lt;2,9&gt; &lt;3,2&gt; &lt;1,14&gt; &lt;3,3&gt; &lt;1,15&gt; &lt;1,3&gt; &lt;1,12&gt; &lt;2,7&gt; &lt;4,5&gt; &lt;2,8&gt; &lt;2,1&gt; &lt;4,2&gt; &lt;2,9&gt; &lt;4,2&gt; &lt;2,4&gt; &lt;4,5&gt; &lt;2,1&gt; <text:soft-page-break/>&lt;4,3&gt; &lt;2,9&gt; &lt;4,3&gt; &lt;2,4&gt; &lt;4,5&gt; &lt;2,4&gt; &lt;4,5&gt; &lt;2,1&gt; &lt;1,4&gt; &lt;2,1&gt; &lt;4,6&gt; &lt;2,9&gt; &lt;4,2&gt; &lt;1,16&gt; &lt;3,3&gt; &lt;2,1&gt; &lt;4,7&gt; &lt;2,9&gt; &lt;4,3&gt; &lt;1,16&gt; &lt;3,3&gt; &lt;2,5&gt; &lt;4,6&gt; &lt;2,6&gt; &lt;4,6&gt; &lt;2,1&gt; &lt;1,13&gt; &lt;2,7&gt; &lt;4,6&gt; &lt;2,3&gt; &lt;4,7&gt; &lt;2,8&gt; &lt;2,1&gt; &lt;1,5&gt; </text:p>
      <text:p text:style-name="P11"/>
      <text:p text:style-name="P9"><text:tab/>Выводы</text:p>
      <text:p text:style-name="P9"/>
      <text:p text:style-name="P11"><text:tab/>В ходе лабораторной работы были изучены принципы построения лексичеких анализаторов на основе теории конечных автоматов. Был реализован конечный автомат который определяет грамматику упрощенного языка PASCAL, на основе матрицы состоян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4:20:17.357925960</meta:creation-date>
    <dc:date>2015-03-22T19:46:04.544166128</dc:date>
    <meta:editing-duration>PT1H56M10S</meta:editing-duration>
    <meta:editing-cycles>11</meta:editing-cycles>
    <meta:generator>LibreOffice/4.2.7.2$Linux_X86_64 LibreOffice_project/420m0$Build-2</meta:generator>
    <meta:print-date>2015-03-22T19:45:39.005403594</meta:print-date>
    <meta:document-statistic meta:table-count="1" meta:image-count="0" meta:object-count="0" meta:page-count="12" meta:paragraph-count="526" meta:word-count="2018" meta:character-count="20260" meta:non-whitespace-character-count="17250"/>
  </office:meta>
</office:document-meta>
</file>